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1.4283in"/>
    </style:style>
    <style:style style:name="co5" style:family="table-column">
      <style:table-column-properties fo:break-before="auto" style:column-width="1.0764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5091in"/>
    </style:style>
    <style:style style:name="co8" style:family="table-column">
      <style:table-column-properties fo:break-before="auto" style:column-width="2.657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4.8661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589in" fo:break-before="auto" style:use-optimal-row-height="fals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2291in" fo:break-before="auto" style:use-optimal-row-height="false"/>
    </style:style>
    <style:style style:name="ro12" style:family="table-row">
      <style:table-row-properties style:row-height="0.5772in" fo:break-before="auto" style:use-optimal-row-height="false"/>
    </style:style>
    <style:style style:name="ro13" style:family="table-row">
      <style:table-row-properties style:row-height="0.5535in" fo:break-before="auto" style:use-optimal-row-height="false"/>
    </style:style>
    <style:style style:name="ro14" style:family="table-row">
      <style:table-row-properties style:row-height="0.6236in" fo:break-before="auto" style:use-optimal-row-height="false"/>
    </style:style>
    <style:style style:name="ro15" style:family="table-row">
      <style:table-row-properties style:row-height="0.1846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2453in" fo:break-before="auto" style:use-optimal-row-height="false"/>
    </style:style>
    <style:style style:name="ro18" style:family="table-row">
      <style:table-row-properties style:row-height="0.1799in" fo:break-before="auto" style:use-optimal-row-height="false"/>
    </style:style>
    <style:style style:name="ro19" style:family="table-row">
      <style:table-row-properties style:row-height="0.2201in" fo:break-before="auto" style:use-optimal-row-height="false"/>
    </style:style>
    <style:style style:name="ro20" style:family="table-row">
      <style:table-row-properties style:row-height="1.2953in" fo:break-before="auto" style:use-optimal-row-height="false"/>
    </style:style>
    <style:style style:name="ro21" style:family="table-row">
      <style:table-row-properties style:row-height="1.1854in" fo:break-before="auto" style:use-optimal-row-height="false"/>
    </style:style>
    <style:style style:name="ro22" style:family="table-row">
      <style:table-row-properties style:row-height="0.9965in" fo:break-before="auto" style:use-optimal-row-height="false"/>
    </style:style>
    <style:style style:name="ro23" style:family="table-row">
      <style:table-row-properties style:row-height="0.1992in" fo:break-before="auto" style:use-optimal-row-height="false"/>
    </style:style>
    <style:style style:name="ro24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0.8764in" fo:break-before="auto" style:use-optimal-row-height="false"/>
    </style:style>
    <style:style style:name="ro27" style:family="table-row">
      <style:table-row-properties style:row-height="1.0661in" fo:break-before="auto" style:use-optimal-row-height="false"/>
    </style:style>
    <style:style style:name="ro28" style:family="table-row">
      <style:table-row-properties style:row-height="0.9299in" fo:break-before="auto" style:use-optimal-row-height="false"/>
    </style:style>
    <style:style style:name="ro29" style:family="table-row">
      <style:table-row-properties style:row-height="1.0126in" fo:break-before="auto" style:use-optimal-row-height="false"/>
    </style:style>
    <style:style style:name="ro30" style:family="table-row">
      <style:table-row-properties style:row-height="0.8866in" fo:break-before="auto" style:use-optimal-row-height="false"/>
    </style:style>
    <style:style style:name="ro31" style:family="table-row">
      <style:table-row-properties style:row-height="0.9665in" fo:break-before="auto" style:use-optimal-row-height="false"/>
    </style:style>
    <style:style style:name="ro32" style:family="table-row">
      <style:table-row-properties style:row-height="0.75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0000" style:text-align-source="fix" style:repeat-content="false" fo:border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="0.0346in solid #000000"/>
    </style:style>
    <style:style style:name="ce24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="0.0346in solid #000000" style:vertical-align="middle"/>
    </style:style>
    <style:style style:name="ce27" style:family="table-cell" style:parent-style-name="Default">
      <style:table-cell-properties fo:border="0.0346in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0346in solid #000000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dddddd" style:text-align-source="fix" style:repeat-content="false" fo:wrap-option="wrap" fo:border="0.0346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dddddd" style:text-align-source="fix" style:repeat-content="false" fo:wrap-option="wrap" fo:border="0.0346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ext-properties fo:font-size="11pt" style:font-size-asian="11pt" style:font-size-complex="11pt"/>
    </style:style>
    <style:style style:name="ce62" style:family="table-cell" style:parent-style-name="Default">
      <style:table-cell-properties fo:border="0.0346in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wrap-option="wrap" style:vertical-align="top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0346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order-bottom="none" fo:border-left="0.0346in solid #000000" fo:border-right="0.0346in solid #000000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order-bottom="0.0346in solid #000000" fo:border-left="0.0346in solid #000000" fo:border-right="0.0346in solid #000000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="0.0346in solid #000000"/>
      <style:text-properties fo:font-size="11pt" style:font-size-asian="11pt" style:font-size-complex="11pt"/>
    </style:style>
    <style:style style:name="ce69" style:family="table-cell" style:parent-style-name="Default">
      <style:table-cell-properties fo:background-color="#dddddd" fo:border="0.0346in solid #000000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wrap-option="wrap" fo:border="0.0346in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="0.0346in solid #000000" style:vertical-align="middle"/>
      <style:text-properties fo:font-size="11pt" style:font-size-asian="11pt" style:font-size-complex="11pt"/>
    </style:style>
    <style:style style:name="ce73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wrap-option="wrap"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background-color="#ffffff" fo:border="0.0346in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ackground-color="#dddddd" style:text-align-source="fix" style:repeat-content="false" fo:border="0.0346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fo:background-color="#ff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#dddddd"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0.0346in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>
      <style:table-cell-properties fo:border-bottom="0.0346in solid #000000" style:text-align-source="fix" style:repeat-content="false" fo:background-color="transparent" fo:border-left="none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order-bottom="0.0138in solid #000000" fo:background-color="#ffffff" style:text-align-source="fix" style:repeat-content="false" fo:wrap-option="wrap" fo:border-left="0.0346in solid #000000" fo:border-right="0.0346in solid #000000" fo:border-top="0.0346in solid #000000" style:vertical-align="middle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138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>
      <style:table-cell-properties fo:border-bottom="0.0346in solid #000000" fo:border-left="0.0346in solid #000000" fo:border-right="0.0138in solid #000000" fo:border-top="0.0138in solid #000000" style:vertical-align="top"/>
      <style:text-properties style:font-name="Arial" fo:font-size="10pt" style:font-size-asian="10pt" style:font-size-complex="10pt"/>
    </style:style>
    <style:style style:name="ce121" style:family="table-cell" style:parent-style-name="Default">
      <style:text-properties fo:font-size="10pt" style:font-size-asian="10pt" style:font-size-complex="10pt"/>
    </style:style>
    <style:style style:name="ce122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border-bottom="0.0138in solid #000000" fo:border-left="0.0346in solid #000000" fo:border-right="0.0138in solid #000000" fo:border-top="0.0138in solid #000000" style:vertical-align="top"/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fo:border-bottom="0.0138in solid #000000" fo:border-left="0.0346in solid #000000" fo:border-right="0.0346in solid #000000" fo:border-top="0.0138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fo:background-color="#dddddd" fo:border="none" style:vertical-align="top"/>
      <style:text-properties style:font-name="Arial" fo:font-size="10pt" style:font-size-asian="10pt" style:font-size-complex="10pt"/>
    </style:style>
    <style:style style:name="ce126" style:family="table-cell" style:parent-style-name="Default">
      <style:table-cell-properties fo:border-bottom="0.0138in solid #000000" fo:border-left="0.0346in solid #000000" fo:border-right="0.0138in solid #000000" fo:border-top="0.0346in solid #000000" style:vertical-align="top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border="none" style:vertical-align="top"/>
      <style:text-properties style:font-name="Arial" fo:font-size="10pt" style:font-size-asian="10pt" style:font-size-complex="10pt"/>
    </style:style>
    <style:style style:name="ce128" style:family="table-cell" style:parent-style-name="Default">
      <style:table-cell-properties fo:border-bottom="0.0346in solid #000000" fo:border-left="0.0346in solid #000000" fo:border-right="0.0138in solid #000000" fo:border-top="0.0346in solid #000000" style:vertical-align="top"/>
      <style:text-properties style:font-name="Arial" fo:font-size="10pt" style:font-size-asian="10pt" style:font-size-complex="10pt"/>
    </style:style>
    <style:style style:name="ce129" style:family="table-cell" style:parent-style-name="Default">
      <style:table-cell-properties fo:border-bottom="0.0138in solid #000000" fo:border-left="0.0346in solid #000000" fo:border-right="0.0346in solid #000000" fo:border-top="0.0346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33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fo:border-bottom="0.0138in solid #000000" fo:border-left="0.0346in solid #000000" fo:border-right="0.0346in solid #000000" fo:border-top="0.0346in solid #000000"/>
      <style:text-properties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order-bottom="0.0138in solid #000000" fo:border-left="0.0346in solid #000000" fo:border-right="0.0138in solid #000000" fo:border-top="0.0346in solid #000000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in"/>
      <style:text-properties style:font-name="Arial" fo:font-size="10pt" fo:language="en" fo:country="US" fo:font-weight="bold" style:font-name-asian="Helvetica-Bold" style:font-size-asian="10pt" style:language-asian="en" style:country-asian="US" style:font-weight-asian="bold" style:font-name-complex="Helvetica-Bold" style:font-size-complex="10pt" style:language-complex="en" style:country-complex="US" style:font-weight-complex="bold"/>
    </style:style>
    <style:style style:name="ce138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41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middl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138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fo:border-bottom="0.0346in solid #000000" fo:border-left="none" fo:border-right="none" fo:border-top="0.0346in solid #000000" style:vertical-align="middle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48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0pt" style:font-size-asian="10pt" style:font-size-complex="10pt"/>
    </style:style>
    <style:style style:name="ce151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0pt" style:font-size-asian="10pt" style:font-size-complex="10pt"/>
    </style:style>
    <style:style style:name="ce152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fo:border-bottom="0.0138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size="10pt" style:font-size-asian="10pt" style:font-size-complex="10pt"/>
    </style:style>
    <style:style style:name="ce154" style:family="table-cell" style:parent-style-name="Default">
      <style:table-cell-properties fo:border-bottom="0.0346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size="10pt" style:font-size-asian="10pt" style:font-size-complex="10pt"/>
    </style:style>
    <style:style style:name="ce155" style:family="table-cell" style:parent-style-name="Default">
      <style:table-cell-properties fo:border-bottom="0.0138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fo:border-bottom="0.0346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2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6" style:family="table-cell" style:parent-style-name="Default">
      <style:table-cell-properties fo:background-color="#dddddd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7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169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0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1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order-bottom="0.0138in solid #000000" fo:border-left="0.0138in solid #000000" fo:border-right="0.0138in solid #000000" fo:border-top="0.0346in solid #000000"/>
      <style:text-properties fo:font-size="10pt" style:font-size-asian="10pt" style:font-size-complex="10pt"/>
    </style:style>
    <style:style style:name="ce174" style:family="table-cell" style:parent-style-name="Default" style:data-style-name="N44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5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77" style:family="table-cell" style:parent-style-name="Default" style:data-style-name="N43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9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0" style:family="table-cell" style:parent-style-name="Default" style:data-style-name="N44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2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0.0138in solid #000000" fo:border-left="0.0138in solid #000000" fo:border-right="0.0138in solid #000000" fo:border-top="0.0346in solid #000000"/>
    </style:style>
    <style:style style:name="ce184" style:family="table-cell" style:parent-style-name="Default" style:data-style-name="N43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5" style:family="table-cell" style:parent-style-name="Default" style:data-style-name="N43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6" style:family="table-cell" style:parent-style-name="Default" style:data-style-name="N0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7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9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90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2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3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4" style:family="table-cell" style:parent-style-name="Default">
      <style:table-cell-properties fo:background-color="#83caff"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5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6" style:family="table-cell" style:parent-style-name="Default">
      <style:table-cell-properties fo:border-bottom="0.0138in solid #000000" fo:background-color="#83caff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7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size="10pt" style:font-size-asian="10pt" style:font-size-complex="10pt"/>
    </style:style>
    <style:style style:name="ce198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9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>
      <style:table-cell-properties fo:border-bottom="none" fo:background-color="#dddddd" style:text-align-source="fix" style:repeat-content="false" fo:border-left="none" fo:border-right="0.0555in solid #000000" fo:border-top="0.0555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01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/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6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7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8" style:family="table-cell" style:parent-style-name="Default">
      <style:table-cell-properties fo:border-bottom="none" fo:background-color="#dddddd" style:text-align-source="fix" style:repeat-content="false" fo:wrap-option="wrap" fo:border-left="none" fo:border-right="0.0346in solid #000000" fo:border-top="none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fo:language="en" fo:country="US" style:font-name-asian="SegoeUI" style:font-size-asian="10pt" style:language-asian="en" style:country-asian="US" style:font-name-complex="SegoeUI" style:font-size-complex="10pt" style:language-complex="en" style:country-complex="US"/>
    </style:style>
    <style:style style:name="ce21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13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16" style:family="table-cell" style:parent-style-name="Default">
      <style:table-cell-properties fo:border-bottom="0.0138in solid #000000" fo:border-left="0.0138in solid #000000" fo:border-right="0.0346in solid #000000" fo:border-top="0.0346in solid #000000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1" fo:font-size="10pt" style:font-size-asian="10pt" style:font-size-complex="10pt"/>
    </style:style>
    <style:style style:name="ce22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23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346in solid #000000" fo:border-top="0.0138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346in solid #000000" fo:border-top="0.0346in solid #000000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27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0.0346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28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fo:border-bottom="0.0138in solid #000000" fo:border-left="0.0138in solid #000000" fo:border-right="0.0346in solid #000000" fo:border-top="0.0138in solid #000000" style:vertical-align="top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0.0346in solid #000000" fo:border-left="0.0138in solid #000000" fo:border-right="0.0346in solid #000000" fo:border-top="0.0138in solid #000000" style:vertical-align="top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0.0138in solid #000000" fo:border-left="0.0138in solid #000000" fo:border-right="0.0346in solid #000000" fo:border-top="0.0346in solid #000000"/>
    </style:style>
    <style:style style:name="ce232" style:family="table-cell" style:parent-style-name="Default">
      <style:table-cell-properties fo:border-bottom="0.0138in solid #000000" fo:wrap-option="wrap" fo:border-left="0.0138in solid #000000" fo:border-right="0.0346in solid #000000" fo:border-top="0.0138in solid #000000" style:vertical-align="top"/>
      <style:text-properties fo:font-size="10pt" style:font-size-asian="10pt" style:font-size-complex="10pt"/>
    </style:style>
    <style:style style:name="ce233" style:family="table-cell" style:parent-style-name="Default">
      <style:table-cell-properties fo:wrap-option="wrap" style:vertical-align="top"/>
    </style:style>
    <style:style style:name="ce234" style:family="table-cell" style:parent-style-name="Default">
      <style:table-cell-properties style:vertical-align="top"/>
    </style:style>
    <style:style style:name="ce235" style:family="table-cell" style:parent-style-name="Default">
      <style:table-cell-properties fo:background-color="#ffffff" style:vertical-align="top"/>
    </style:style>
    <style:style style:name="ce236" style:family="table-cell" style:parent-style-name="Default">
      <style:table-cell-properties fo:background-color="transparen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name-asian="SegoeUI" style:font-size-asian="10pt" style:font-name-complex="SegoeUI" style:font-size-complex="10pt"/>
    </style:style>
    <style:style style:name="T3" style:family="text">
      <style:text-properties style:font-name="Arial1"/>
    </style:style>
  </office:automatic-styles>
  <office:body>
    <office:spreadsheet>
      <table:table table:name="EMIF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47"/>
        <table:table-column table:style-name="co4" table:default-cell-style-name="ce81"/>
        <table:table-column table:style-name="co5" table:default-cell-style-name="ce82"/>
        <table:table-column table:style-name="co6" table:default-cell-style-name="ce82"/>
        <table:table-column table:style-name="co7" table:default-cell-style-name="ce82"/>
        <table:table-column table:style-name="co8" table:default-cell-style-name="ce111"/>
        <table:table-column table:style-name="co9" table:number-columns-repeated="2" table:default-cell-style-name="ce157"/>
        <table:table-column table:style-name="co10" table:default-cell-style-name="ce157"/>
        <table:table-column table:style-name="co11" table:default-cell-style-name="ce111"/>
        <table:table-column table:style-name="co9" table:number-columns-repeated="1012" table:default-cell-style-name="Default"/>
        <table:table-row table:style-name="ro1">
          <table:table-cell/>
          <table:table-cell table:style-name="ce3" office:value-type="string" table:number-columns-spanned="11" table:number-rows-spanned="1">
            <text:p>EMIF – MMIO Register Space </text:p>
          </table:table-cell>
          <table:covered-table-cell table:style-name="ce29"/>
          <table:covered-table-cell table:style-name="ce48"/>
          <table:covered-table-cell table:number-columns-repeated="8"/>
          <table:table-cell table:number-columns-repeated="1012"/>
        </table:table-row>
        <table:table-row table:style-name="ro1">
          <table:table-cell/>
          <table:table-cell table:style-name="ce4" office:value-type="string" table:number-columns-spanned="2" table:number-rows-spanned="1">
            <text:p>Register Group</text:p>
          </table:table-cell>
          <table:covered-table-cell table:style-name="ce30"/>
          <table:table-cell table:style-name="ce49" office:value-type="string" table:number-columns-spanned="4" table:number-rows-spanned="1">
            <text:p>Register</text:p>
          </table:table-cell>
          <table:covered-table-cell table:number-columns-repeated="3" table:style-name="ce83"/>
          <table:table-cell table:style-name="ce112" office:value-type="string" table:number-columns-spanned="5" table:number-rows-spanned="1">
            <text:p>Register Fields</text:p>
          </table:table-cell>
          <table:covered-table-cell table:number-columns-repeated="3" table:style-name="ce158"/>
          <table:covered-table-cell table:style-name="ce198"/>
          <table:table-cell table:number-columns-repeated="1012"/>
        </table:table-row>
        <table:table-row table:style-name="ro2">
          <table:table-cell/>
          <table:table-cell table:style-name="ce5" office:value-type="string">
            <text:p>Name</text:p>
          </table:table-cell>
          <table:table-cell table:style-name="ce31" office:value-type="string">
            <text:p>Base Addr.</text:p>
          </table:table-cell>
          <table:table-cell table:style-name="ce50" office:value-type="string">
            <text:p>Name</text:p>
          </table:table-cell>
          <table:table-cell table:style-name="ce84" office:value-type="string">
            <text:p>Offset</text:p>
          </table:table-cell>
          <table:table-cell table:style-name="ce84" office:value-type="string">
            <text:p>Size</text:p>
          </table:table-cell>
          <table:table-cell table:style-name="ce102" office:value-type="string">
            <text:p>Type</text:p>
          </table:table-cell>
          <table:table-cell table:style-name="ce113" office:value-type="string">
            <text:p>Name </text:p>
          </table:table-cell>
          <table:table-cell table:style-name="ce159" office:value-type="string">
            <text:p>Bit(s)</text:p>
          </table:table-cell>
          <table:table-cell table:style-name="ce159" office:value-type="string">
            <text:p>Type</text:p>
          </table:table-cell>
          <table:table-cell table:style-name="ce159" office:value-type="string">
            <text:p>Default</text:p>
          </table:table-cell>
          <table:table-cell table:style-name="ce199" office:value-type="string">
            <text:p>Description</text:p>
          </table:table-cell>
          <table:table-cell table:style-name="ce48" table:number-columns-repeated="1007"/>
          <table:table-cell table:number-columns-repeated="5"/>
        </table:table-row>
        <table:table-row table:style-name="ro1">
          <table:table-cell/>
          <table:table-cell table:style-name="ce6"/>
          <table:table-cell table:style-name="ce32"/>
          <table:table-cell table:style-name="ce51"/>
          <table:table-cell table:style-name="ce85" table:number-columns-repeated="3"/>
          <table:table-cell table:style-name="ce114"/>
          <table:table-cell table:style-name="ce160" table:number-columns-repeated="3"/>
          <table:table-cell table:style-name="ce114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Configurations Registers</text:p>
          </table:table-cell>
          <table:covered-table-cell table:style-name="ce33"/>
          <table:covered-table-cell table:style-name="ce52"/>
          <table:covered-table-cell table:number-columns-repeated="3" table:style-name="ce86"/>
          <table:covered-table-cell table:number-columns-repeated="4" table:style-name="ce115"/>
          <table:covered-table-cell table:style-name="ce20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4" table:visibility="collapse">
            <table:table-cell/>
            <table:table-cell table:style-name="ce8" office:value-type="string" table:number-columns-spanned="1" table:number-rows-spanned="28">
              <text:p>CFG</text:p>
            </table:table-cell>
            <table:table-cell table:style-name="ce31" office:value-type="string" table:number-columns-spanned="1" table:number-rows-spanned="28">
              <text:p>[0x00]</text:p>
            </table:table-cell>
            <table:table-cell table:style-name="ce53" office:value-type="string" table:number-columns-spanned="9" table:number-rows-spanned="1">
              <text:p><text:s/>EMIF[0:3] Configuration Registers</text:p>
            </table:table-cell>
            <table:covered-table-cell table:number-columns-repeated="2" table:style-name="ce87"/>
            <table:covered-table-cell table:style-name="ce103"/>
            <table:covered-table-cell table:style-name="ce116"/>
            <table:covered-table-cell table:number-columns-repeated="3" table:style-name="ce161"/>
            <table:covered-table-cell table:style-name="ce201"/>
            <table:table-cell table:style-name="ce233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8"/>
              <table:covered-table-cell table:style-name="ce31"/>
              <table:table-cell table:style-name="ce54" office:value-type="string" table:number-columns-spanned="1" table:number-rows-spanned="2">
                <text:p><text:s/>EMIF0</text:p>
              </table:table-cell>
              <table:table-cell table:style-name="ce88" office:value-type="string" table:number-columns-spanned="1" table:number-rows-spanned="2">
                <text:p>0x00</text:p>
              </table:table-cell>
              <table:table-cell table:style-name="ce88" office:value-type="float" office:value="1" table:number-columns-spanned="1" table:number-rows-spanned="2">
                <text:p>1</text:p>
              </table:table-cell>
              <table:table-cell table:style-name="ce104" office:value-type="string" table:number-columns-spanned="1" table:number-rows-spanned="2">
                <text:p>RO</text:p>
              </table:table-cell>
              <table:table-cell table:style-name="ce117" office:value-type="string" table:number-columns-spanned="5" table:number-rows-spanned="1">
                <text:p><text:s/>Vital product data of the External Memory Interface</text:p>
              </table:table-cell>
              <table:covered-table-cell table:number-columns-repeated="3" table:style-name="ce162"/>
              <table:covered-table-cell table:style-name="ce202"/>
              <table:table-cell table:style-name="ce233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8"/>
              <table:covered-table-cell table:style-name="ce31"/>
              <table:covered-table-cell table:style-name="ce55"/>
              <table:covered-table-cell table:number-columns-repeated="2" table:style-name="ce89"/>
              <table:covered-table-cell table:style-name="ce105"/>
              <table:table-cell table:style-name="ce118" office:value-type="string">
                <text:p><text:s/>Emif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42</text:p>
              </table:table-cell>
              <table:table-cell table:style-name="ce203" office:value-type="string">
                <text:p>Information that uniquely identifies the type of EMIF element instantiated by the FPGA.  </text:p>
              </table:table-cell>
              <table:table-cell table:style-name="ce233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8"/>
              <table:covered-table-cell table:style-name="ce31"/>
              <table:table-cell table:style-name="ce55" office:value-type="string" table:number-columns-spanned="1" table:number-rows-spanned="2">
                <text:p><text:s/>EMIF1</text:p>
              </table:table-cell>
              <table:table-cell table:style-name="ce89" office:value-type="string" table:number-columns-spanned="1" table:number-rows-spanned="2">
                <text:p>0x01</text:p>
              </table:table-cell>
              <table:table-cell table:style-name="ce89" office:value-type="float" office:value="1" table:number-columns-spanned="1" table:number-rows-spanned="2">
                <text:p>1</text:p>
              </table:table-cell>
              <table:table-cell table:style-name="ce105" office:value-type="string" table:number-columns-spanned="1" table:number-rows-spanned="2">
                <text:p>RO</text:p>
              </table:table-cell>
              <table:table-cell table:style-name="ce119" office:value-type="string" table:number-columns-spanned="5" table:number-rows-spanned="1">
                <text:p><text:s/>Version of the External Memory Interface</text:p>
              </table:table-cell>
              <table:covered-table-cell table:number-columns-repeated="3" table:style-name="ce163"/>
              <table:covered-table-cell table:style-name="ce203"/>
              <table:table-cell table:style-name="ce233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90"/>
              <table:covered-table-cell table:style-name="ce106"/>
              <table:table-cell table:style-name="ce118" office:value-type="string">
                <text:p><text:s/>Version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1</text:p>
              </table:table-cell>
              <table:table-cell table:style-name="ce204" office:value-type="string">
                <text:p>Version of the instantiated EMIF.</text:p>
              </table:table-cell>
              <table:table-cell table:style-name="ce233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EMIF2</text:p>
              </table:table-cell>
              <table:table-cell table:style-name="ce90" office:value-type="string" table:number-columns-spanned="1" table:number-rows-spanned="2">
                <text:p>0x02</text:p>
              </table:table-cell>
              <table:table-cell table:style-name="ce90" office:value-type="float" office:value="1" table:number-columns-spanned="1" table:number-rows-spanned="2">
                <text:p>1</text:p>
              </table:table-cell>
              <table:table-cell table:style-name="ce106" office:value-type="string" table:number-columns-spanned="1" table:number-rows-spanned="2">
                <text:p>RO</text:p>
              </table:table-cell>
              <table:table-cell table:style-name="ce119" office:value-type="string" table:number-columns-spanned="5" table:number-rows-spanned="1">
                <text:p><text:s/>Revision of the External Memory Interface</text:p>
              </table:table-cell>
              <table:covered-table-cell table:number-columns-repeated="3" table:style-name="ce163"/>
              <table:covered-table-cell table:style-name="ce204"/>
              <table:table-cell table:style-name="ce233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90"/>
              <table:covered-table-cell table:style-name="ce106"/>
              <table:table-cell table:style-name="ce118" office:value-type="string">
                <text:p><text:s/>Revision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04" office:value-type="string">
                <text:p>Revision of the instantiated EMIF.</text:p>
              </table:table-cell>
              <table:table-cell table:style-name="ce233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7" office:value-type="string" table:number-columns-spanned="1" table:number-rows-spanned="2">
                <text:p><text:s/>EMIF3</text:p>
              </table:table-cell>
              <table:table-cell table:style-name="ce91" office:value-type="string" table:number-columns-spanned="1" table:number-rows-spanned="2">
                <text:p>0x03</text:p>
              </table:table-cell>
              <table:table-cell table:style-name="ce91" office:value-type="float" office:value="1" table:number-columns-spanned="1" table:number-rows-spanned="2">
                <text:p>1</text:p>
              </table:table-cell>
              <table:table-cell table:style-name="ce107" office:value-type="string" table:number-columns-spanned="1" table:number-rows-spanned="2">
                <text:p>RO</text:p>
              </table:table-cell>
              <table:table-cell table:style-name="ce119" office:value-type="string" table:number-columns-spanned="5" table:number-rows-spanned="1">
                <text:p><text:s/>Reserved</text:p>
              </table:table-cell>
              <table:covered-table-cell table:number-columns-repeated="3" table:style-name="ce163"/>
              <table:covered-table-cell table:style-name="ce204"/>
              <table:table-cell table:style-name="ce233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7"/>
              <table:covered-table-cell table:number-columns-repeated="2" table:style-name="ce91"/>
              <table:covered-table-cell table:style-name="ce107"/>
              <table:table-cell table:style-name="ce120" office:value-type="string">
                <text:p><text:s/>Reserved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0</text:p>
              </table:table-cell>
              <table:table-cell table:style-name="ce205" office:value-type="string">
                <text:p>Not used.</text:p>
              </table:table-cell>
              <table:table-cell table:style-name="ce233" table:number-columns-repeated="1007"/>
              <table:table-cell table:number-columns-repeated="5"/>
            </table:table-row>
          </table:table-row-group>
          <table:table-row table:style-name="ro4" table:visibility="collapse">
            <table:table-cell/>
            <table:covered-table-cell table:style-name="ce9"/>
            <table:covered-table-cell table:style-name="ce34"/>
            <table:table-cell table:style-name="ce58" office:value-type="string" table:number-columns-spanned="9" table:number-rows-spanned="1">
              <text:p><text:s/>TOP[0:3] Configuration Registers</text:p>
            </table:table-cell>
            <table:covered-table-cell table:number-columns-repeated="2" table:style-name="ce90"/>
            <table:covered-table-cell table:style-name="ce106"/>
            <table:covered-table-cell table:style-name="ce121"/>
            <table:covered-table-cell table:number-columns-repeated="3" table:style-name="ce161"/>
            <table:covered-table-cell table:style-name="ce206"/>
            <table:table-cell table:style-name="ce233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4" office:value-type="string" table:number-columns-spanned="1" table:number-rows-spanned="2">
                <text:p><text:s/>TOP0</text:p>
              </table:table-cell>
              <table:table-cell table:style-name="ce88" office:value-type="string" table:number-columns-spanned="1" table:number-rows-spanned="2">
                <text:p>0x04</text:p>
              </table:table-cell>
              <table:table-cell table:style-name="ce88" office:value-type="float" office:value="1" table:number-columns-spanned="1" table:number-rows-spanned="2">
                <text:p>1</text:p>
              </table:table-cell>
              <table:table-cell table:style-name="ce104" office:value-type="string" table:number-columns-spanned="1" table:number-rows-spanned="2">
                <text:p>RO</text:p>
              </table:table-cell>
              <table:table-cell table:style-name="ce122" office:value-type="string" table:number-columns-spanned="5" table:number-rows-spanned="1">
                <text:p><text:s/>Vital product data</text:p>
              </table:table-cell>
              <table:covered-table-cell table:number-columns-repeated="3" table:style-name="ce165"/>
              <table:covered-table-cell table:style-name="ce207"/>
              <table:table-cell table:style-name="ce233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9"/>
              <table:covered-table-cell table:style-name="ce105"/>
              <table:table-cell table:style-name="ce123" office:value-type="string">
                <text:p><text:s/>Top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03" office:value-type="string">
                <text:p>Information that uniquely identifies the type of TOP element instantiated by the FPGA.</text:p>
                <text:p><text:s text:c="4"/>[0x01] is for the default Flash top-level.</text:p>
                <text:p><text:s text:c="4"/>[0x81] is for the default User top-level..</text:p>
              </table:table-cell>
              <table:table-cell table:style-name="ce233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1</text:p>
              </table:table-cell>
              <table:table-cell table:style-name="ce89" office:value-type="string" table:number-columns-spanned="1" table:number-rows-spanned="2">
                <text:p>0x05</text:p>
              </table:table-cell>
              <table:table-cell table:style-name="ce89" office:value-type="float" office:value="1" table:number-columns-spanned="1" table:number-rows-spanned="2">
                <text:p>1</text:p>
              </table:table-cell>
              <table:table-cell table:style-name="ce105" office:value-type="string" table:number-columns-spanned="1" table:number-rows-spanned="2">
                <text:p>RO</text:p>
              </table:table-cell>
              <table:table-cell table:style-name="ce124" office:value-type="string" table:number-columns-spanned="5" table:number-rows-spanned="1">
                <text:p><text:s/>Year of the Top build</text:p>
              </table:table-cell>
              <table:covered-table-cell table:number-columns-repeated="3" table:style-name="ce163"/>
              <table:covered-table-cell table:style-name="ce203"/>
              <table:table-cell table:style-name="ce233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9"/>
              <table:covered-table-cell table:style-name="ce105"/>
              <table:table-cell table:style-name="ce123" office:value-type="string">
                <text:p><text:s/>DateYear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04" office:value-type="string">
                <text:p>The year date of the generated bitstream (0 stands for 2000).</text:p>
              </table:table-cell>
              <table:table-cell table:style-name="ce233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2</text:p>
              </table:table-cell>
              <table:table-cell table:style-name="ce89" office:value-type="string" table:number-columns-spanned="1" table:number-rows-spanned="2">
                <text:p>0x06</text:p>
              </table:table-cell>
              <table:table-cell table:style-name="ce89" office:value-type="float" office:value="1" table:number-columns-spanned="1" table:number-rows-spanned="2">
                <text:p>1</text:p>
              </table:table-cell>
              <table:table-cell table:style-name="ce105" office:value-type="string" table:number-columns-spanned="1" table:number-rows-spanned="2">
                <text:p>RO</text:p>
              </table:table-cell>
              <table:table-cell table:style-name="ce124" office:value-type="string" table:number-columns-spanned="5" table:number-rows-spanned="1">
                <text:p><text:s/>Month of the Top build</text:p>
              </table:table-cell>
              <table:covered-table-cell table:number-columns-repeated="3" table:style-name="ce163"/>
              <table:covered-table-cell table:style-name="ce204"/>
              <table:table-cell table:style-name="ce233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9"/>
              <table:covered-table-cell table:style-name="ce105"/>
              <table:table-cell table:style-name="ce123" office:value-type="string">
                <text:p><text:s/>DateMonth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04" office:value-type="string">
                <text:p>The month date of the generated bitstream.</text:p>
              </table:table-cell>
              <table:table-cell table:style-name="ce233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table-cell table:style-name="ce57" office:value-type="string" table:number-columns-spanned="1" table:number-rows-spanned="2">
                <text:p><text:s/>TOP3</text:p>
              </table:table-cell>
              <table:table-cell table:style-name="ce91" office:value-type="string" table:number-columns-spanned="1" table:number-rows-spanned="2">
                <text:p>0x07</text:p>
              </table:table-cell>
              <table:table-cell table:style-name="ce91" office:value-type="float" office:value="1" table:number-columns-spanned="1" table:number-rows-spanned="2">
                <text:p>1</text:p>
              </table:table-cell>
              <table:table-cell table:style-name="ce107" office:value-type="string" table:number-columns-spanned="1" table:number-rows-spanned="2">
                <text:p>RO</text:p>
              </table:table-cell>
              <table:table-cell table:style-name="ce124" office:value-type="string" table:number-columns-spanned="5" table:number-rows-spanned="1">
                <text:p><text:s/>Day of the Top build</text:p>
              </table:table-cell>
              <table:covered-table-cell table:number-columns-repeated="3" table:style-name="ce163"/>
              <table:covered-table-cell table:style-name="ce204"/>
              <table:table-cell table:style-name="ce233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7"/>
              <table:covered-table-cell table:number-columns-repeated="2" table:style-name="ce91"/>
              <table:covered-table-cell table:style-name="ce107"/>
              <table:table-cell table:style-name="ce120" office:value-type="string">
                <text:p><text:s/>DateDay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0</text:p>
              </table:table-cell>
              <table:table-cell table:style-name="ce205" office:value-type="string">
                <text:p>The day date of the generated bitstream.</text:p>
              </table:table-cell>
              <table:table-cell table:style-name="ce233" table:number-columns-repeated="1007"/>
              <table:table-cell table:number-columns-repeated="5"/>
            </table:table-row>
          </table:table-row-group>
          <table:table-row table:style-name="ro4" table:visibility="collapse">
            <table:table-cell/>
            <table:covered-table-cell table:style-name="ce9"/>
            <table:covered-table-cell table:style-name="ce34"/>
            <table:table-cell table:style-name="ce58" office:value-type="string" table:number-columns-spanned="9" table:number-rows-spanned="1">
              <text:p><text:s/>SHELL[0:3] Configuration <text:s/>Registers</text:p>
            </table:table-cell>
            <table:covered-table-cell table:number-columns-repeated="2" table:style-name="ce92"/>
            <table:covered-table-cell table:style-name="ce108"/>
            <table:covered-table-cell table:style-name="ce125"/>
            <table:covered-table-cell table:number-columns-repeated="3" table:style-name="ce166"/>
            <table:covered-table-cell table:style-name="ce208"/>
            <table:table-cell table:style-name="ce233" table:number-columns-repeated="1007"/>
            <table:table-cell table:number-columns-repeated="5"/>
          </table:table-row>
          <table:table-row-group table:display="false"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9" office:value-type="string">
                <text:p><text:s/>SHELL0</text:p>
              </table:table-cell>
              <table:table-cell table:style-name="ce87" office:value-type="string">
                <text:p>0x08</text:p>
              </table:table-cell>
              <table:table-cell table:style-name="ce87"/>
              <table:table-cell table:style-name="ce103"/>
              <table:table-cell table:style-name="ce126"/>
              <table:table-cell table:style-name="ce165" table:number-columns-repeated="3"/>
              <table:table-cell table:style-name="ce207"/>
              <table:table-cell table:style-name="ce233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SHELL1</text:p>
              </table:table-cell>
              <table:table-cell table:style-name="ce90" office:value-type="string">
                <text:p>0x09</text:p>
              </table:table-cell>
              <table:table-cell table:style-name="ce90"/>
              <table:table-cell table:style-name="ce106"/>
              <table:table-cell table:style-name="ce123"/>
              <table:table-cell table:style-name="ce163" table:number-columns-repeated="3"/>
              <table:table-cell table:style-name="ce204"/>
              <table:table-cell table:style-name="ce233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SHELL2</text:p>
              </table:table-cell>
              <table:table-cell table:style-name="ce90" office:value-type="string">
                <text:p>0x0A</text:p>
              </table:table-cell>
              <table:table-cell table:style-name="ce90"/>
              <table:table-cell table:style-name="ce106"/>
              <table:table-cell table:style-name="ce123"/>
              <table:table-cell table:style-name="ce163" table:number-columns-repeated="3"/>
              <table:table-cell table:style-name="ce204"/>
              <table:table-cell table:style-name="ce233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60" office:value-type="string">
                <text:p><text:s/>SHELL3</text:p>
              </table:table-cell>
              <table:table-cell table:style-name="ce93" office:value-type="string">
                <text:p>0x0B</text:p>
              </table:table-cell>
              <table:table-cell table:style-name="ce93"/>
              <table:table-cell table:style-name="ce109"/>
              <table:table-cell table:style-name="ce120"/>
              <table:table-cell table:style-name="ce164" table:number-columns-repeated="3"/>
              <table:table-cell table:style-name="ce205"/>
              <table:table-cell table:style-name="ce233" table:number-columns-repeated="1007"/>
              <table:table-cell table:number-columns-repeated="5"/>
            </table:table-row>
          </table:table-row-group>
          <table:table-row table:style-name="ro4" table:visibility="collapse">
            <table:table-cell/>
            <table:covered-table-cell table:style-name="ce9"/>
            <table:covered-table-cell table:style-name="ce34"/>
            <table:table-cell table:style-name="ce58" office:value-type="string" table:number-columns-spanned="9" table:number-rows-spanned="1">
              <text:p><text:s/>ROLE[0:3] Configuration Registers</text:p>
            </table:table-cell>
            <table:covered-table-cell table:style-name="ce61"/>
            <table:covered-table-cell table:style-name="ce90"/>
            <table:covered-table-cell table:style-name="ce106"/>
            <table:covered-table-cell table:style-name="ce127"/>
            <table:covered-table-cell table:number-columns-repeated="3" table:style-name="ce161"/>
            <table:covered-table-cell table:style-name="ce206"/>
            <table:table-cell table:style-name="ce233" table:number-columns-repeated="1007"/>
            <table:table-cell table:number-columns-repeated="5"/>
          </table:table-row>
          <table:table-row-group table:display="false"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ROLE0</text:p>
              </table:table-cell>
              <table:table-cell table:style-name="ce90" office:value-type="string">
                <text:p>0x0C</text:p>
              </table:table-cell>
              <table:table-cell table:style-name="ce90"/>
              <table:table-cell table:style-name="ce106"/>
              <table:table-cell table:style-name="ce128"/>
              <table:table-cell table:style-name="ce167" table:number-columns-repeated="3"/>
              <table:table-cell table:style-name="ce209"/>
              <table:table-cell table:style-name="ce233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ROLE1</text:p>
              </table:table-cell>
              <table:table-cell table:style-name="ce90" office:value-type="string">
                <text:p>0x0D</text:p>
              </table:table-cell>
              <table:table-cell table:style-name="ce90"/>
              <table:table-cell table:style-name="ce106"/>
              <table:table-cell table:style-name="ce128"/>
              <table:table-cell table:style-name="ce167" table:number-columns-repeated="3"/>
              <table:table-cell table:style-name="ce209"/>
              <table:table-cell table:style-name="ce233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ROLE2</text:p>
              </table:table-cell>
              <table:table-cell table:style-name="ce90" office:value-type="string">
                <text:p>0x0E</text:p>
              </table:table-cell>
              <table:table-cell table:style-name="ce90"/>
              <table:table-cell table:style-name="ce106"/>
              <table:table-cell table:style-name="ce128"/>
              <table:table-cell table:style-name="ce167" table:number-columns-repeated="3"/>
              <table:table-cell table:style-name="ce209"/>
              <table:table-cell table:style-name="ce233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10"/>
              <table:covered-table-cell table:style-name="ce35"/>
              <table:table-cell table:style-name="ce60" office:value-type="string">
                <text:p><text:s/>ROLE3</text:p>
              </table:table-cell>
              <table:table-cell table:style-name="ce93" office:value-type="string">
                <text:p>0x0F</text:p>
              </table:table-cell>
              <table:table-cell table:style-name="ce93"/>
              <table:table-cell table:style-name="ce109"/>
              <table:table-cell table:style-name="ce128"/>
              <table:table-cell table:style-name="ce167" table:number-columns-repeated="3"/>
              <table:table-cell table:style-name="ce209"/>
              <table:table-cell table:style-name="ce233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61" table:number-columns-repeated="4"/>
          <table:table-cell table:style-name="ce121" table:number-columns-repeated="5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Physical Registers</text:p>
          </table:table-cell>
          <table:covered-table-cell table:style-name="ce33"/>
          <table:covered-table-cell table:style-name="ce52"/>
          <table:covered-table-cell table:number-columns-repeated="3" table:style-name="ce86"/>
          <table:covered-table-cell table:number-columns-repeated="4" table:style-name="ce115"/>
          <table:covered-table-cell table:style-name="ce20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3" table:visibility="collapse">
            <table:table-cell table:style-name="ce1"/>
            <table:table-cell table:style-name="ce12" office:value-type="string" table:number-columns-spanned="1" table:number-rows-spanned="21">
              <text:p>PHY</text:p>
            </table:table-cell>
            <table:table-cell table:style-name="ce36" office:value-type="string" table:number-columns-spanned="1" table:number-rows-spanned="21">
              <text:p>[0x10]</text:p>
            </table:table-cell>
            <table:table-cell table:style-name="ce53" office:value-type="string" table:number-columns-spanned="9" table:number-rows-spanned="1">
              <text:p><text:s/>Status Register</text:p>
            </table:table-cell>
            <table:covered-table-cell table:number-columns-repeated="3" table:style-name="ce86"/>
            <table:covered-table-cell table:number-columns-repeated="4" table:style-name="ce115"/>
            <table:covered-table-cell table:style-name="ce200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8" table:visibility="collapse">
              <table:table-cell/>
              <table:covered-table-cell table:style-name="ce13"/>
              <table:covered-table-cell table:style-name="ce37"/>
              <table:table-cell table:style-name="ce62" office:value-type="string" table:number-columns-spanned="1" table:number-rows-spanned="8">
                <text:p><text:s/>STATUS</text:p>
              </table:table-cell>
              <table:table-cell table:style-name="ce49" office:value-type="string" table:number-columns-spanned="1" table:number-rows-spanned="8">
                <text:p>0x00</text:p>
              </table:table-cell>
              <table:table-cell table:style-name="ce49" office:value-type="float" office:value="1" table:number-columns-spanned="1" table:number-rows-spanned="8">
                <text:p>1</text:p>
              </table:table-cell>
              <table:table-cell table:style-name="ce49" office:value-type="string" table:number-columns-spanned="1" table:number-rows-spanned="8">
                <text:p>RO</text:p>
              </table:table-cell>
              <table:table-cell table:style-name="ce129" office:value-type="string" table:number-columns-spanned="5" table:number-rows-spanned="1">
                <text:p><text:s/>Status of the main cores</text:p>
              </table:table-cell>
              <table:covered-table-cell table:style-name="ce168"/>
              <table:covered-table-cell table:number-columns-repeated="2" table:style-name="ce158"/>
              <table:covered-table-cell table:style-name="ce198"/>
              <table:table-cell table:style-name="ce234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4"/>
              <table:table-cell table:style-name="ce118" office:value-type="string">
                <text:p><text:s/>MC0_InitCalibComplete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03" office:value-type="string">
                <text:p>When set, indicates that the initialization and calibration of the memory channel #0 are complete and that the interface is now ready to accept commands for the interface.</text:p>
              </table:table-cell>
              <table:table-cell table:style-name="ce233" table:number-columns-repeated="1007"/>
              <table:table-cell table:number-columns-repeated="5"/>
            </table:table-row>
            <table:table-row table:style-name="ro10" table:visibility="collapse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4"/>
              <table:table-cell table:style-name="ce118" office:value-type="string">
                <text:p><text:s/>MC1_InitCalibComplete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03" office:value-type="string">
                <text:p>When set, indicates that the initialization and calibration of the memory channel #1 are complete and that the interface is now ready to accept commands for the interface.</text:p>
              </table:table-cell>
              <table:table-cell table:style-name="ce233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4"/>
              <table:table-cell table:style-name="ce118" office:value-type="string">
                <text:p><text:s/>ETH0_CoreReady</text:p>
              </table:table-cell>
              <table:table-cell table:style-name="ce163" office:value-type="float" office:value="2">
                <text:p>2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0" office:value-type="string">
                <text:p>When set, indicates that the PCS block is locked and there is no MAC remote or local fault.</text:p>
              </table:table-cell>
              <table:table-cell table:style-name="ce233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4"/>
              <table:table-cell table:style-name="ce118" office:value-type="string">
                <text:p><text:s/>ETH0_QpllLock</text:p>
              </table:table-cell>
              <table:table-cell table:style-name="ce163" office:value-type="float" office:value="3">
                <text:p>3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1" office:value-type="string">
                <text:p>Lock indication from QPLL block in core.</text:p>
              </table:table-cell>
              <table:table-cell table:style-name="ce233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4"/>
              <table:table-cell table:style-name="ce118" office:value-type="string">
                <text:p><text:s/>NTS0_CamReady</text:p>
              </table:table-cell>
              <table:table-cell table:style-name="ce163" office:value-type="string">
                <text:p>4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1" office:value-type="string">
                <text:p>When set, indicates that the content-addressable memory of the NTS is ready.</text:p>
              </table:table-cell>
              <table:table-cell table:style-name="ce233" table:number-columns-repeated="1007"/>
              <table:table-cell table:number-columns-repeated="5"/>
            </table:table-row>
            <table:table-row table:style-name="ro11" table:visibility="collapse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4"/>
              <table:table-cell table:style-name="ce118" office:value-type="string">
                <text:p><text:s/>NTS0_ToeReady</text:p>
              </table:table-cell>
              <table:table-cell table:style-name="ce163" office:value-type="string">
                <text:p>5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1" office:value-type="string">
                <text:p>When set, indicates that the TCPOffload Engine of the NTS is ready.</text:p>
              </table:table-cell>
              <table:table-cell table:style-name="ce233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4"/>
              <table:table-cell table:style-name="ce130" office:value-type="string">
                <text:p><text:s/>Nu</text:p>
              </table:table-cell>
              <table:table-cell table:style-name="ce169" office:value-type="string">
                <text:p>7:6</text:p>
              </table:table-cell>
              <table:table-cell table:style-name="ce172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12" office:value-type="string">
                <text:p>Not used.</text:p>
              </table:table-cell>
              <table:table-cell table:style-name="ce233" table:number-columns-repeated="1007"/>
              <table:table-cell table:number-columns-repeated="5"/>
            </table:table-row>
          </table:table-row-group>
          <table:table-row table:style-name="ro4" table:visibility="collapse">
            <table:table-cell/>
            <table:covered-table-cell table:style-name="ce14"/>
            <table:covered-table-cell table:style-name="ce38"/>
            <table:table-cell table:style-name="ce53" office:value-type="string" table:number-columns-spanned="9" table:number-rows-spanned="1">
              <text:p><text:s/>Gigabit Transceiver Control Registers</text:p>
            </table:table-cell>
            <table:covered-table-cell table:number-columns-repeated="3" table:style-name="ce94"/>
            <table:covered-table-cell table:style-name="ce130"/>
            <table:covered-table-cell table:style-name="ce169"/>
            <table:covered-table-cell table:style-name="ce172"/>
            <table:covered-table-cell table:style-name="ce164"/>
            <table:covered-table-cell table:style-name="ce212"/>
            <table:table-cell table:style-name="ce233" table:number-columns-repeated="1007"/>
            <table:table-cell table:number-columns-repeated="5"/>
          </table:table-row>
          <table:table-row-group>
            <table:table-row table:style-name="ro8" table:visibility="collapse">
              <table:table-cell/>
              <table:covered-table-cell table:style-name="ce13"/>
              <table:covered-table-cell table:style-name="ce37"/>
              <table:table-cell table:style-name="ce64" office:value-type="string" table:number-columns-spanned="1" table:number-rows-spanned="4">
                <text:p><text:s/>GTH0</text:p>
              </table:table-cell>
              <table:table-cell table:style-name="ce49" office:value-type="string" table:number-columns-spanned="1" table:number-rows-spanned="4">
                <text:p>0x01</text:p>
              </table:table-cell>
              <table:table-cell table:style-name="ce49" office:value-type="float" office:value="1" table:number-columns-spanned="1" table:number-rows-spanned="4">
                <text:p>1</text:p>
              </table:table-cell>
              <table:table-cell table:style-name="ce49" office:value-type="string" table:number-columns-spanned="1" table:number-rows-spanned="4">
                <text:p>RW</text:p>
              </table:table-cell>
              <table:table-cell table:style-name="ce131" office:value-type="string" table:number-columns-spanned="5" table:number-rows-spanned="1">
                <text:p><text:s/>Configuration and tuning of GTH</text:p>
              </table:table-cell>
              <table:covered-table-cell table:style-name="ce168"/>
              <table:covered-table-cell table:number-columns-repeated="2" table:style-name="ce158"/>
              <table:covered-table-cell table:style-name="ce198"/>
              <table:table-cell table:style-name="ce234" table:number-columns-repeated="1007"/>
              <table:table-cell table:number-columns-repeated="5"/>
            </table:table-row>
            <table:table-row table:style-name="ro12" table:visibility="collapse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4"/>
              <table:table-cell table:style-name="ce118" office:value-type="string">
                <text:p><text:s/>GTH0_RxEqualizationMode</text:p>
              </table:table-cell>
              <table:table-cell table:style-name="ce163" office:value-type="string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94" office:value-type="string">
                <text:p>0x1</text:p>
              </table:table-cell>
              <table:table-cell table:style-name="ce203" office:value-type="string">
                <text:p>Transceiver receiver equalization mode. </text:p>
                <text:p>Set to 0 to enable decision feedback equalization (DFE) mode.</text:p>
                <text:p>Set to 1 to enable low-power mode (LPM). </text:p>
              </table:table-cell>
              <table:table-cell table:style-name="ce233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13"/>
              <table:covered-table-cell table:style-name="ce37"/>
              <table:covered-table-cell table:style-name="ce65"/>
              <table:covered-table-cell table:number-columns-repeated="3" table:style-name="ce95"/>
              <table:table-cell table:style-name="ce132" office:value-type="string">
                <text:p><text:s/>Nu </text:p>
              </table:table-cell>
              <table:table-cell table:style-name="ce170" office:value-type="string">
                <text:p>3:1</text:p>
              </table:table-cell>
              <table:table-cell table:style-name="ce170" office:value-type="string">
                <text:p>RW</text:p>
              </table:table-cell>
              <table:table-cell table:style-name="ce170" office:value-type="string">
                <text:p>0x0</text:p>
              </table:table-cell>
              <table:table-cell table:style-name="ce213"/>
              <table:table-cell table:style-name="ce234" table:number-columns-repeated="1007"/>
              <table:table-cell table:number-columns-repeated="5"/>
            </table:table-row>
            <table:table-row table:style-name="ro13" table:visibility="collapse">
              <table:table-cell/>
              <table:covered-table-cell table:style-name="ce13"/>
              <table:covered-table-cell table:style-name="ce37"/>
              <table:covered-table-cell table:style-name="ce65"/>
              <table:covered-table-cell table:number-columns-repeated="3" table:style-name="ce95"/>
              <table:table-cell table:style-name="ce120" office:value-type="string">
                <text:p><text:s/>GTH0_TxDriverSwing</text:p>
              </table:table-cell>
              <table:table-cell table:style-name="ce171" office:value-type="string">
                <text:p>7:4</text:p>
              </table:table-cell>
              <table:table-cell table:style-name="ce172" office:value-type="string">
                <text:p>RW</text:p>
              </table:table-cell>
              <table:table-cell table:style-name="ce195" office:value-type="string">
                <text:p>0x4</text:p>
              </table:table-cell>
              <table:table-cell table:style-name="ce205" office:value-type="string">
                <text:p><text:span text:style-name="T1">Transceive</text:span><text:span text:style-name="T1">r transmit </text:span><text:span text:style-name="T1">driver </text:span><text:span text:style-name="T1">swing. </text:span></text:p>
                <text:p><text:span text:style-name="T1">The default </text:span><text:span text:style-name="T1">value of '4' </text:span><text:span text:style-name="T1">correspond</text:span><text:span text:style-name="T1">s to a </text:span><text:span text:style-name="T2">peak-to-</text:span><text:span text:style-name="T2">peak </text:span><text:span text:style-name="T2">differential </text:span><text:span text:style-name="T2">voltage of </text:span><text:span text:style-name="T1">460 mV. </text:span><text:span text:style-name="T1">Refer to </text:span><text:span text:style-name="T1">UG576 for </text:span><text:span text:style-name="T1">other </text:span><text:span text:style-name="T1">values.</text:span>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14" table:visibility="collapse">
              <table:table-cell/>
              <table:covered-table-cell table:style-name="ce15"/>
              <table:covered-table-cell table:style-name="ce39"/>
              <table:table-cell table:style-name="ce62" office:value-type="string" table:number-columns-spanned="1" table:number-rows-spanned="2">
                <text:p><text:s/>GTH1</text:p>
              </table:table-cell>
              <table:table-cell table:style-name="ce49" office:value-type="string" table:number-columns-spanned="1" table:number-rows-spanned="2">
                <text:p>0x02</text:p>
              </table:table-cell>
              <table:table-cell table:style-name="ce49" office:value-type="float" office:value="1" table:number-columns-spanned="1" table:number-rows-spanned="2">
                <text:p>1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26" office:value-type="string">
                <text:p><text:s/>GTH0_TxPreCursor [4:0]</text:p>
              </table:table-cell>
              <table:table-cell table:style-name="ce168" office:value-type="string">
                <text:p>4:0</text:p>
              </table:table-cell>
              <table:table-cell table:style-name="ce168" office:value-type="string">
                <text:p>RW</text:p>
              </table:table-cell>
              <table:table-cell table:style-name="ce196" office:value-type="string">
                <text:p>0x05</text:p>
              </table:table-cell>
              <table:table-cell table:style-name="ce214" office:value-type="string">
                <text:p>Transmitter pre-cursor pre-emphasis control.</text:p>
                <text:p>The default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8" table:visibility="collapse">
              <table:table-cell/>
              <table:covered-table-cell table:style-name="ce13"/>
              <table:covered-table-cell table:style-name="ce37"/>
              <table:covered-table-cell table:style-name="ce66"/>
              <table:covered-table-cell table:number-columns-repeated="3" table:style-name="ce95"/>
              <table:table-cell table:style-name="ce133" office:value-type="string">
                <text:p><text:s/>Nu</text:p>
              </table:table-cell>
              <table:table-cell table:style-name="ce172" office:value-type="string">
                <text:p>7:5</text:p>
              </table:table-cell>
              <table:table-cell table:style-name="ce172" office:value-type="string">
                <text:p>RW</text:p>
              </table:table-cell>
              <table:table-cell table:style-name="ce172" office:value-type="string">
                <text:p>0x0</text:p>
              </table:table-cell>
              <table:table-cell table:style-name="ce215"/>
              <table:table-cell table:style-name="ce234" table:number-columns-repeated="1007"/>
              <table:table-cell table:number-columns-repeated="5"/>
            </table:table-row>
            <table:table-row table:style-name="ro14" table:visibility="collapse">
              <table:table-cell/>
              <table:covered-table-cell table:style-name="ce15"/>
              <table:covered-table-cell table:style-name="ce39"/>
              <table:table-cell table:style-name="ce67" office:value-type="string" table:number-columns-spanned="1" table:number-rows-spanned="2">
                <text:p><text:s/>GTH2</text:p>
              </table:table-cell>
              <table:table-cell table:style-name="ce49" office:value-type="string" table:number-columns-spanned="1" table:number-rows-spanned="2">
                <text:p>0x03</text:p>
              </table:table-cell>
              <table:table-cell table:style-name="ce49" office:value-type="float" office:value="1" table:number-columns-spanned="1" table:number-rows-spanned="2">
                <text:p>1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26" office:value-type="string">
                <text:p><text:s/>GTH0_TxPostCursor [4:0]</text:p>
              </table:table-cell>
              <table:table-cell table:style-name="ce168" office:value-type="string">
                <text:p>4:0</text:p>
              </table:table-cell>
              <table:table-cell table:style-name="ce168" office:value-type="string">
                <text:p>RW</text:p>
              </table:table-cell>
              <table:table-cell table:style-name="ce196" office:value-type="string">
                <text:p>0x05</text:p>
              </table:table-cell>
              <table:table-cell table:style-name="ce214" office:value-type="string">
                <text:p>Transmitter post-cursor pre-emphasis control.</text:p>
                <text:p>The default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8" table:visibility="collapse">
              <table:table-cell/>
              <table:covered-table-cell table:style-name="ce13"/>
              <table:covered-table-cell table:style-name="ce37"/>
              <table:covered-table-cell table:style-name="ce67"/>
              <table:covered-table-cell table:number-columns-repeated="3" table:style-name="ce95"/>
              <table:table-cell table:style-name="ce133" office:value-type="string">
                <text:p><text:s/>Nu</text:p>
              </table:table-cell>
              <table:table-cell table:style-name="ce172" office:value-type="string">
                <text:p>7:5</text:p>
              </table:table-cell>
              <table:table-cell table:style-name="ce172" office:value-type="string">
                <text:p>RW</text:p>
              </table:table-cell>
              <table:table-cell table:style-name="ce172" office:value-type="string">
                <text:p>0x0</text:p>
              </table:table-cell>
              <table:table-cell table:style-name="ce215"/>
              <table:table-cell table:style-name="ce234" table:number-columns-repeated="1007"/>
              <table:table-cell table:number-columns-repeated="5"/>
            </table:table-row>
          </table:table-row-group>
          <table:table-row table:style-name="ro4" table:visibility="collapse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<text:s/>Spare Registers</text:p>
            </table:table-cell>
            <table:covered-table-cell table:number-columns-repeated="3" table:style-name="ce95"/>
            <table:covered-table-cell table:style-name="ce133"/>
            <table:covered-table-cell table:number-columns-repeated="3" table:style-name="ce172"/>
            <table:covered-table-cell table:style-name="ce215"/>
            <table:table-cell table:style-name="ce234" table:number-columns-repeated="1007"/>
            <table:table-cell table:number-columns-repeated="5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17"/>
              <table:table-cell table:style-name="ce67" office:value-type="string" table:number-columns-spanned="1" table:number-rows-spanned="2">
                <text:p><text:s/>SPARE</text:p>
              </table:table-cell>
              <table:table-cell table:style-name="ce49" office:value-type="string" table:number-columns-spanned="1" table:number-rows-spanned="2">
                <text:p>0x04-0x0F</text:p>
              </table:table-cell>
              <table:table-cell table:style-name="ce49" office:value-type="float" office:value="12" table:number-columns-spanned="1" table:number-rows-spanned="2">
                <text:p>12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4" office:value-type="string">
                <text:p><text:s/>Spare Register</text:p>
              </table:table-cell>
              <table:table-cell table:style-name="ce158" table:number-columns-repeated="3"/>
              <table:table-cell table:style-name="ce198"/>
              <table:table-cell table:style-name="ce234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number-columns-repeated="2" table:style-name="ce17"/>
              <table:covered-table-cell table:style-name="ce67"/>
              <table:covered-table-cell table:number-columns-repeated="3" table:style-name="ce95"/>
              <table:table-cell table:style-name="ce133" office:value-type="string">
                <text:p><text:s/>Nu</text:p>
              </table:table-cell>
              <table:table-cell table:style-name="ce172" table:number-columns-repeated="3"/>
              <table:table-cell table:style-name="ce215"/>
              <table:table-cell table:style-name="ce234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61" table:number-columns-repeated="4"/>
          <table:table-cell table:style-name="ce121" table:number-columns-repeated="5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Layer 2 Registers</text:p>
          </table:table-cell>
          <table:covered-table-cell table:style-name="ce33"/>
          <table:covered-table-cell table:style-name="ce52"/>
          <table:covered-table-cell table:number-columns-repeated="3" table:style-name="ce86"/>
          <table:covered-table-cell table:number-columns-repeated="4" table:style-name="ce115"/>
          <table:covered-table-cell table:style-name="ce20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4" table:visibility="collapse">
            <table:table-cell/>
            <table:table-cell table:style-name="ce5" office:value-type="string" table:number-columns-spanned="1" table:number-rows-spanned="10">
              <text:p>LY2</text:p>
            </table:table-cell>
            <table:table-cell table:style-name="ce41" office:value-type="string" table:number-columns-spanned="1" table:number-rows-spanned="10">
              <text:p>[0x20]</text:p>
            </table:table-cell>
            <table:table-cell table:style-name="ce53" office:value-type="string" table:number-columns-spanned="9" table:number-rows-spanned="1">
              <text:p><text:s/>Control Register</text:p>
            </table:table-cell>
            <table:covered-table-cell table:number-columns-repeated="3" table:style-name="ce61"/>
            <table:covered-table-cell table:number-columns-repeated="5" table:style-name="ce121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style-name="ce13"/>
              <table:covered-table-cell table:style-name="ce37"/>
              <table:table-cell table:style-name="ce62" office:value-type="string" table:number-columns-spanned="1" table:number-rows-spanned="3">
                <text:p><text:s text:c="2"/>CONTROL</text:p>
              </table:table-cell>
              <table:table-cell table:style-name="ce49" office:value-type="string" table:number-columns-spanned="1" table:number-rows-spanned="3">
                <text:p>0x00</text:p>
              </table:table-cell>
              <table:table-cell table:style-name="ce49" office:value-type="float" office:value="1" table:number-columns-spanned="1" table:number-rows-spanned="3">
                <text:p>1</text:p>
              </table:table-cell>
              <table:table-cell table:style-name="ce49" office:value-type="string" table:number-columns-spanned="1" table:number-rows-spanned="3">
                <text:p>RW</text:p>
              </table:table-cell>
              <table:table-cell table:style-name="ce135" office:value-type="string" table:number-columns-spanned="5" table:number-rows-spanned="1">
                <text:p><text:s/>Control of the layer-2 interfaces</text:p>
              </table:table-cell>
              <table:covered-table-cell table:number-columns-repeated="3" table:style-name="ce173"/>
              <table:covered-table-cell table:style-name="ce216"/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number-columns-repeated="4" table:style-name="ce68"/>
              <table:table-cell table:style-name="ce118" office:value-type="string">
                <text:p><text:s/>MAC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03" office:value-type="string">
                <text:p>When set, indicates that a valid MAC address has been loaded into the MAC address register.</text:p>
              </table:table-cell>
              <table:table-cell table:number-columns-repeated="1012"/>
            </table:table-row>
            <table:table-row table:style-name="ro5" table:visibility="collapse">
              <table:table-cell/>
              <table:covered-table-cell table:style-name="ce13"/>
              <table:covered-table-cell table:style-name="ce37"/>
              <table:covered-table-cell table:number-columns-repeated="4" table:style-name="ce68"/>
              <table:table-cell table:style-name="ce130" office:value-type="string">
                <text:p><text:s/>Nu</text:p>
              </table:table-cell>
              <table:table-cell table:style-name="ce164" office:value-type="string">
                <text:p>7:1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2"/>
              <table:table-cell table:number-columns-repeated="1012"/>
            </table:table-row>
          </table:table-row-group>
          <table:table-row table:style-name="ro15" table:visibility="collapse">
            <table:table-cell/>
            <table:covered-table-cell table:style-name="ce13"/>
            <table:covered-table-cell table:style-name="ce37"/>
            <table:table-cell table:style-name="ce69" office:value-type="string" table:number-columns-spanned="9" table:number-rows-spanned="1">
              <text:p><text:s/>Status Register</text:p>
            </table:table-cell>
            <table:covered-table-cell table:number-columns-repeated="3" table:style-name="ce68"/>
            <table:covered-table-cell table:style-name="ce130"/>
            <table:covered-table-cell table:number-columns-repeated="3" table:style-name="ce164"/>
            <table:covered-table-cell table:style-name="ce212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style-name="ce13"/>
              <table:covered-table-cell table:style-name="ce37"/>
              <table:table-cell table:style-name="ce62" office:value-type="string" table:number-columns-spanned="1" table:number-rows-spanned="2">
                <text:p><text:s/>STATUS</text:p>
              </table:table-cell>
              <table:table-cell table:style-name="ce49" office:value-type="string" table:number-columns-spanned="1" table:number-rows-spanned="2">
                <text:p>0x01</text:p>
              </table:table-cell>
              <table:table-cell table:style-name="ce49" office:value-type="float" office:value="1" table:number-columns-spanned="1" table:number-rows-spanned="2">
                <text:p>1</text:p>
              </table:table-cell>
              <table:table-cell table:style-name="ce49" office:value-type="string" table:number-columns-spanned="1" table:number-rows-spanned="2">
                <text:p>RO</text:p>
              </table:table-cell>
              <table:table-cell table:style-name="ce136" office:value-type="string" table:number-columns-spanned="5" table:number-rows-spanned="1">
                <text:p><text:s/>Status of the layer-2 interfaces</text:p>
              </table:table-cell>
              <table:covered-table-cell table:number-columns-repeated="3" table:style-name="ce173"/>
              <table:covered-table-cell table:style-name="ce216"/>
              <table:table-cell table:number-columns-repeated="1012"/>
            </table:table-row>
            <table:table-row table:style-name="ro5" table:visibility="collapse">
              <table:table-cell/>
              <table:covered-table-cell table:style-name="ce13"/>
              <table:covered-table-cell table:style-name="ce37"/>
              <table:covered-table-cell table:number-columns-repeated="4" table:style-name="ce68"/>
              <table:table-cell table:style-name="ce130" office:value-type="string">
                <text:p><text:s/>Nu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12"/>
              <table:table-cell table:number-columns-repeated="1012"/>
            </table:table-row>
          </table:table-row-group>
          <table:table-row table:style-name="ro15" table:visibility="collapse">
            <table:table-cell/>
            <table:covered-table-cell table:style-name="ce13"/>
            <table:covered-table-cell table:style-name="ce37"/>
            <table:table-cell table:style-name="ce69" office:value-type="string" table:number-columns-spanned="9" table:number-rows-spanned="1">
              <text:p><text:s/>MAC Register</text:p>
            </table:table-cell>
            <table:covered-table-cell table:number-columns-repeated="3" table:style-name="ce68"/>
            <table:covered-table-cell table:style-name="ce130"/>
            <table:covered-table-cell table:number-columns-repeated="3" table:style-name="ce164"/>
            <table:covered-table-cell table:style-name="ce212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style-name="ce14"/>
              <table:covered-table-cell table:style-name="ce38"/>
              <table:table-cell table:style-name="ce70" office:value-type="string" table:number-columns-spanned="1" table:number-rows-spanned="2">
                <text:p><text:s/>MAC[0:5]</text:p>
              </table:table-cell>
              <table:table-cell table:style-name="ce96" office:value-type="string" table:number-columns-spanned="1" table:number-rows-spanned="2">
                <text:p>0x02</text:p>
              </table:table-cell>
              <table:table-cell table:style-name="ce96" office:value-type="float" office:value="6" table:number-columns-spanned="1" table:number-rows-spanned="2">
                <text:p>6</text:p>
              </table:table-cell>
              <table:table-cell table:style-name="ce96" office:value-type="string" table:number-columns-spanned="1" table:number-rows-spanned="2">
                <text:p>RW</text:p>
              </table:table-cell>
              <table:table-cell table:style-name="ce137" office:value-type="string" table:number-columns-spanned="5" table:number-rows-spanned="1">
                <text:p><text:s/>MAC address register</text:p>
              </table:table-cell>
              <table:covered-table-cell table:style-name="ce168"/>
              <table:covered-table-cell table:number-columns-repeated="2" table:style-name="ce158"/>
              <table:covered-table-cell table:style-name="ce198"/>
              <table:table-cell table:style-name="ce233" table:number-columns-repeated="1007"/>
              <table:table-cell table:number-columns-repeated="5"/>
            </table:table-row>
            <table:table-row table:style-name="ro16" table:visibility="collapse">
              <table:table-cell/>
              <table:covered-table-cell table:style-name="ce16"/>
              <table:covered-table-cell table:style-name="ce40"/>
              <table:covered-table-cell table:style-name="ce71"/>
              <table:covered-table-cell table:number-columns-repeated="3" table:style-name="ce97"/>
              <table:table-cell table:style-name="ce130" office:value-type="string">
                <text:p><text:s/>Address</text:p>
              </table:table-cell>
              <table:table-cell table:style-name="ce174" office:value-type="string">
                <text:p>47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7" office:value-type="string">
                <text:p>These 6 registers contain the 48-bit physical network address of the FPGA module stored in network byte ordering. Assuming a MAC address equal to “00:11:22:33:44:55”, the LY2_MAC[0] register is to be loaded with the value “00”. These register are initialized by the pervasive controller (i.e. PSoC) after the boot of the FPGA. When a valid MAC address is loaded in this register, the corresponding 'AddressValid' bit is set in the L2_STATUS register. <text:s/><text:s text:c="9"/></text:p>
              </table:table-cell>
              <table:table-cell table:style-name="ce234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61" table:number-columns-repeated="4"/>
          <table:table-cell table:style-name="ce121" table:number-columns-repeated="5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Layer 3 Registers</text:p>
          </table:table-cell>
          <table:covered-table-cell table:style-name="ce33"/>
          <table:covered-table-cell table:style-name="ce52"/>
          <table:covered-table-cell table:number-columns-repeated="3" table:style-name="ce86"/>
          <table:covered-table-cell table:number-columns-repeated="4" table:style-name="ce115"/>
          <table:covered-table-cell table:style-name="ce20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4" table:visibility="collapse">
            <table:table-cell/>
            <table:table-cell table:style-name="ce5" office:value-type="string" table:number-columns-spanned="1" table:number-rows-spanned="18">
              <text:p>LY3</text:p>
            </table:table-cell>
            <table:table-cell table:style-name="ce41" office:value-type="string" table:number-columns-spanned="1" table:number-rows-spanned="18">
              <text:p>[0x30]</text:p>
            </table:table-cell>
            <table:table-cell table:style-name="ce53" office:value-type="string" table:number-columns-spanned="9" table:number-rows-spanned="1">
              <text:p><text:s/>Control Register</text:p>
            </table:table-cell>
            <table:covered-table-cell table:number-columns-repeated="3" table:style-name="ce61"/>
            <table:covered-table-cell table:number-columns-repeated="5" table:style-name="ce121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11"/>
              <table:table-cell table:style-name="ce62" office:value-type="string" table:number-columns-spanned="1" table:number-rows-spanned="5">
                <text:p><text:s/>CONTROL[0:1]</text:p>
              </table:table-cell>
              <table:table-cell table:style-name="ce49" office:value-type="string" table:number-columns-spanned="1" table:number-rows-spanned="5">
                <text:p>0x00</text:p>
              </table:table-cell>
              <table:table-cell table:style-name="ce49" office:value-type="float" office:value="2" table:number-columns-spanned="1" table:number-rows-spanned="5">
                <text:p>2</text:p>
              </table:table-cell>
              <table:table-cell table:style-name="ce49" office:value-type="string" table:number-columns-spanned="1" table:number-rows-spanned="5">
                <text:p>RW</text:p>
              </table:table-cell>
              <table:table-cell table:style-name="ce135" office:value-type="string" table:number-columns-spanned="5" table:number-rows-spanned="1">
                <text:p><text:s/>Control of the layer-3 registers</text:p>
              </table:table-cell>
              <table:covered-table-cell table:number-columns-repeated="3" table:style-name="ce173"/>
              <table:covered-table-cell table:style-name="ce216"/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61"/>
              <table:covered-table-cell table:number-columns-repeated="3" table:style-name="ce68"/>
              <table:table-cell table:style-name="ce118" office:value-type="string">
                <text:p><text:s/>IP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03" office:value-type="string">
                <text:p>When set, indicates that a valid IPV4 address has been loaded into the IP address register.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61"/>
              <table:covered-table-cell table:number-columns-repeated="3" table:style-name="ce68"/>
              <table:table-cell table:style-name="ce118" office:value-type="string">
                <text:p><text:s/>SUBNET_MaskValid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 </text:p>
              </table:table-cell>
              <table:table-cell table:style-name="ce203" office:value-type="string">
                <text:p><text:s/>When set, indicates that a valid subnet mask has been loaded into the SUBNET mask register. <text:s text:c="2"/>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number-columns-repeated="4" table:style-name="ce61"/>
              <table:table-cell table:style-name="ce118" office:value-type="string">
                <text:p><text:s/>GATEWAY_AddrValid</text:p>
              </table:table-cell>
              <table:table-cell table:style-name="ce163" office:value-type="float" office:value="2">
                <text:p>2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03" office:value-type="string">
                <text:p><text:s/>When set, indicates that a valid default gateway address has been loaded into the GATEWAY address register. <text:s text:c="2"/></text:p>
              </table:table-cell>
              <table:table-cell table:number-columns-repeated="1012"/>
            </table:table-row>
            <table:table-row table:style-name="ro5" table:visibility="collapse">
              <table:table-cell/>
              <table:covered-table-cell table:number-columns-repeated="2" table:style-name="ce11"/>
              <table:covered-table-cell table:number-columns-repeated="4" table:style-name="ce61"/>
              <table:table-cell table:style-name="ce130" office:value-type="string">
                <text:p><text:s/>Nu</text:p>
              </table:table-cell>
              <table:table-cell table:style-name="ce164" office:value-type="string">
                <text:p>15:3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12"/>
              <table:table-cell table:number-columns-repeated="1012"/>
            </table:table-row>
          </table:table-row-group>
          <table:table-row table:style-name="ro15" table:visibility="collapse">
            <table:table-cell/>
            <table:covered-table-cell table:number-columns-repeated="2" table:style-name="ce11"/>
            <table:table-cell table:style-name="ce69" office:value-type="string" table:number-columns-spanned="9" table:number-rows-spanned="1">
              <text:p><text:s/>Status Register</text:p>
            </table:table-cell>
            <table:covered-table-cell table:number-columns-repeated="3" table:style-name="ce61"/>
            <table:covered-table-cell table:style-name="ce130"/>
            <table:covered-table-cell table:number-columns-repeated="3" table:style-name="ce164"/>
            <table:covered-table-cell table:style-name="ce212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11"/>
              <table:table-cell table:style-name="ce62" office:value-type="string" table:number-columns-spanned="1" table:number-rows-spanned="2">
                <text:p><text:s/>STATUS[0:1]</text:p>
              </table:table-cell>
              <table:table-cell table:style-name="ce49" office:value-type="string" table:number-columns-spanned="1" table:number-rows-spanned="2">
                <text:p>0x02</text:p>
              </table:table-cell>
              <table:table-cell table:style-name="ce49" office:value-type="float" office:value="2" table:number-columns-spanned="1" table:number-rows-spanned="2">
                <text:p>2</text:p>
              </table:table-cell>
              <table:table-cell table:style-name="ce49" office:value-type="string" table:number-columns-spanned="1" table:number-rows-spanned="2">
                <text:p>RO</text:p>
              </table:table-cell>
              <table:table-cell table:style-name="ce135" office:value-type="string" table:number-columns-spanned="5" table:number-rows-spanned="1">
                <text:p><text:s/>Status of the layer-3 interfaces</text:p>
              </table:table-cell>
              <table:covered-table-cell table:number-columns-repeated="3" table:style-name="ce173"/>
              <table:covered-table-cell table:style-name="ce216"/>
              <table:table-cell table:number-columns-repeated="1012"/>
            </table:table-row>
            <table:table-row table:style-name="ro8" table:visibility="collapse">
              <table:table-cell/>
              <table:covered-table-cell table:number-columns-repeated="2" table:style-name="ce11"/>
              <table:covered-table-cell table:style-name="ce61"/>
              <table:covered-table-cell table:number-columns-repeated="3" table:style-name="ce49"/>
              <table:table-cell table:style-name="ce120" office:value-type="string">
                <text:p><text:s/>Nu</text:p>
              </table:table-cell>
              <table:table-cell table:style-name="ce171" office:value-type="string">
                <text:p>15:0</text:p>
              </table:table-cell>
              <table:table-cell table:style-name="ce172" office:value-type="string">
                <text:p>RO</text:p>
              </table:table-cell>
              <table:table-cell table:style-name="ce172" office:value-type="string">
                <text:p>0x0</text:p>
              </table:table-cell>
              <table:table-cell table:style-name="ce218"/>
              <table:table-cell table:number-columns-repeated="1012"/>
            </table:table-row>
          </table:table-row-group>
          <table:table-row table:style-name="ro15" table:visibility="collapse">
            <table:table-cell/>
            <table:covered-table-cell table:number-columns-repeated="2" table:style-name="ce11"/>
            <table:table-cell table:style-name="ce69" office:value-type="string" table:number-columns-spanned="9" table:number-rows-spanned="1">
              <text:p><text:s/>IPv4 Register</text:p>
            </table:table-cell>
            <table:covered-table-cell table:number-columns-repeated="3" table:style-name="ce49"/>
            <table:covered-table-cell table:style-name="ce128"/>
            <table:covered-table-cell table:style-name="ce175"/>
            <table:covered-table-cell table:number-columns-repeated="2" table:style-name="ce188"/>
            <table:covered-table-cell table:style-name="ce219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11"/>
              <table:table-cell table:style-name="ce62" office:value-type="string" table:number-columns-spanned="1" table:number-rows-spanned="2">
                <text:p><text:s/>IPv4[0:3] </text:p>
              </table:table-cell>
              <table:table-cell table:style-name="ce49" office:value-type="string" table:number-columns-spanned="1" table:number-rows-spanned="2">
                <text:p>0x04</text:p>
              </table:table-cell>
              <table:table-cell table:style-name="ce49" office:value-type="float" office:value="4" table:number-columns-spanned="1" table:number-rows-spanned="2">
                <text:p>4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7" office:value-type="string" table:number-columns-spanned="5" table:number-rows-spanned="1">
                <text:p><text:s/>IPv4 address register</text:p>
              </table:table-cell>
              <table:covered-table-cell table:number-columns-repeated="3" table:style-name="ce173"/>
              <table:covered-table-cell table:style-name="ce216"/>
              <table:table-cell table:number-columns-repeated="1012"/>
            </table:table-row>
            <table:table-row table:style-name="ro17" table:visibility="collapse">
              <table:table-cell/>
              <table:covered-table-cell table:number-columns-repeated="2" table:style-name="ce11"/>
              <table:covered-table-cell table:style-name="ce72"/>
              <table:covered-table-cell table:number-columns-repeated="3" table:style-name="ce49"/>
              <table:table-cell table:style-name="ce130" office:value-type="string">
                <text:p><text:s/>Address</text:p>
              </table:table-cell>
              <table:table-cell table:style-name="ce174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20" office:value-type="string">
                <text:p><text:span text:style-name="T3">These 4 </text:span><text:span text:style-name="T3">registers </text:span><text:span text:style-name="T3">contain the </text:span><text:span text:style-name="T3">32-bit IPv4 </text:span><text:span text:style-name="T3">address of </text:span><text:span text:style-name="T3">the FPGA </text:span><text:span text:style-name="T3">module </text:span><text:span text:style-name="T3">stored in </text:span><text:span text:style-name="T3">network </text:span><text:span text:style-name="T3">byte </text:span><text:span text:style-name="T3">ordering </text:span><text:span text:style-name="T3">(.i.e Big-</text:span><text:span text:style-name="T3">endian). </text:span><text:span text:style-name="T3">Assuming </text:span><text:span text:style-name="T3">an IP </text:span><text:span text:style-name="T3">address </text:span><text:span text:style-name="T3">equal to </text:span><text:span text:style-name="T3">“192.168.1.</text:span><text:span text:style-name="T3">2”, the </text:span><text:span text:style-name="T3">LY3_IP[0] </text:span><text:span text:style-name="T3">register is </text:span><text:span text:style-name="T3">to be </text:span><text:span text:style-name="T3">loaded with </text:span><text:span text:style-name="T3">“192”. </text:span><text:span text:style-name="T3">These </text:span><text:span text:style-name="T3">registers </text:span><text:span text:style-name="T3">are </text:span><text:span text:style-name="T3">initialized </text:span><text:span text:style-name="T3">by the </text:span><text:span text:style-name="T3">pervasive </text:span><text:span text:style-name="T3">controller </text:span><text:span text:style-name="T3">(i.e. PSoC) </text:span><text:span text:style-name="T3">after the </text:span><text:span text:style-name="T3">boot of the </text:span><text:span text:style-name="T3">FPGA. </text:span><text:span text:style-name="T3">When a </text:span><text:span text:style-name="T3">valid IPv4 </text:span><text:span text:style-name="T3">address is </text:span><text:span text:style-name="T3">loaded in </text:span><text:span text:style-name="T3">this </text:span><text:span text:style-name="T3">register, </text:span><text:span text:style-name="T3">the </text:span><text:span text:style-name="T3">correspond</text:span><text:span text:style-name="T3">ing </text:span><text:span text:style-name="T3">'IP_Addres</text:span><text:span text:style-name="T3">sValid' bit </text:span><text:span text:style-name="T3">is set in the </text:span><text:span text:style-name="T3">L3_CONT</text:span><text:span text:style-name="T3">ROL </text:span><text:span text:style-name="T3">register.</text:span></text:p>
              </table:table-cell>
              <table:table-cell table:number-columns-repeated="1012"/>
            </table:table-row>
          </table:table-row-group>
          <table:table-row table:style-name="ro18" table:visibility="collapse">
            <table:table-cell/>
            <table:covered-table-cell table:number-columns-repeated="2" table:style-name="ce18"/>
            <table:table-cell table:style-name="ce69" office:value-type="string" table:number-columns-spanned="9" table:number-rows-spanned="1">
              <text:p><text:s/>Sub-Net Mask Register</text:p>
            </table:table-cell>
            <table:covered-table-cell table:number-columns-repeated="3" table:style-name="ce94"/>
            <table:covered-table-cell table:number-columns-repeated="5" table:style-name="ce121"/>
            <table:table-cell table:style-name="ce233" table:number-columns-repeated="1007"/>
            <table:table-cell table:number-columns-repeated="5"/>
          </table:table-row>
          <table:table-row-group table:display="false">
            <table:table-row table:style-name="ro18" table:visibility="collapse">
              <table:table-cell/>
              <table:covered-table-cell table:number-columns-repeated="2" table:style-name="ce18"/>
              <table:table-cell table:style-name="ce73" office:value-type="string" table:number-columns-spanned="1" table:number-rows-spanned="2">
                <text:p><text:s/>SUBNET[0:3]</text:p>
              </table:table-cell>
              <table:table-cell table:style-name="ce49" office:value-type="string" table:number-columns-spanned="1" table:number-rows-spanned="2">
                <text:p>0x08</text:p>
              </table:table-cell>
              <table:table-cell table:style-name="ce49" office:value-type="float" office:value="4" table:number-columns-spanned="1" table:number-rows-spanned="2">
                <text:p>4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8" office:value-type="string">
                <text:p><text:s/>SUBNET <text:s/>Mask register</text:p>
              </table:table-cell>
              <table:table-cell table:style-name="ce173" table:number-columns-repeated="2"/>
              <table:table-cell table:style-name="ce197"/>
              <table:table-cell table:style-name="ce221"/>
              <table:table-cell table:style-name="ce233" table:number-columns-repeated="1007"/>
              <table:table-cell table:number-columns-repeated="5"/>
            </table:table-row>
            <table:table-row table:style-name="ro19" table:visibility="collapse">
              <table:table-cell/>
              <table:covered-table-cell table:style-name="ce17"/>
              <table:covered-table-cell table:style-name="ce18"/>
              <table:covered-table-cell table:style-name="ce74"/>
              <table:covered-table-cell table:number-columns-repeated="3" table:style-name="ce49"/>
              <table:table-cell table:style-name="ce139" office:value-type="string">
                <text:p><text:s/>Mask</text:p>
              </table:table-cell>
              <table:table-cell table:style-name="ce174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182" office:value-type="string">
                <text:p>0xFFFF0000</text:p>
              </table:table-cell>
              <table:table-cell table:style-name="ce217" office:value-type="string">
                <text:p>These 4 registers contain the 32-bit subnet mask used to subdivide the network into smaller chunks. This subnet mask is stored in network byte ordering. Assuming an IP subnet mask equal to “255.255.255.0”, the LY3_SUBNET[3] register is to be loaded with “0”. These registers are initialized by the pervasive controller (i.e. PSoC) after the boot of the FPGA. When a valid subnet mask is loaded in this register, the corresponding 'SUBNET_MaskValid' bit is set in the L3_CONTROL register. <text:s text:c="4"/></text:p>
              </table:table-cell>
              <table:table-cell table:style-name="ce233" table:number-columns-repeated="1007"/>
              <table:table-cell table:number-columns-repeated="5"/>
            </table:table-row>
          </table:table-row-group>
          <table:table-row table:style-name="ro19" table:visibility="collapse">
            <table:table-cell/>
            <table:covered-table-cell table:style-name="ce17"/>
            <table:covered-table-cell table:style-name="ce18"/>
            <table:table-cell table:style-name="ce69" office:value-type="string" table:number-columns-spanned="9" table:number-rows-spanned="1">
              <text:p><text:s/>Gateway Address Register</text:p>
            </table:table-cell>
            <table:covered-table-cell table:number-columns-repeated="3" table:style-name="ce49"/>
            <table:covered-table-cell table:style-name="ce139"/>
            <table:covered-table-cell table:style-name="ce174"/>
            <table:covered-table-cell table:style-name="ce164"/>
            <table:covered-table-cell table:style-name="ce182"/>
            <table:covered-table-cell table:style-name="ce217"/>
            <table:table-cell table:style-name="ce233" table:number-columns-repeated="1007"/>
            <table:table-cell table:number-columns-repeated="5"/>
          </table:table-row>
          <table:table-row-group table:display="false">
            <table:table-row table:style-name="ro18" table:visibility="collapse">
              <table:table-cell/>
              <table:covered-table-cell table:style-name="ce17"/>
              <table:covered-table-cell table:style-name="ce18"/>
              <table:table-cell table:style-name="ce70" office:value-type="string" table:number-columns-spanned="1" table:number-rows-spanned="2">
                <text:p><text:s/>GATEWAY[0:3]</text:p>
              </table:table-cell>
              <table:table-cell table:style-name="ce49" office:value-type="string" table:number-columns-spanned="1" table:number-rows-spanned="2">
                <text:p>0x0C</text:p>
              </table:table-cell>
              <table:table-cell table:style-name="ce49" office:value-type="float" office:value="4" table:number-columns-spanned="1" table:number-rows-spanned="2">
                <text:p>4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8" office:value-type="string" table:number-columns-spanned="5" table:number-rows-spanned="1">
                <text:p><text:s/>GATEWAY Address register</text:p>
              </table:table-cell>
              <table:covered-table-cell table:number-columns-repeated="2" table:style-name="ce173"/>
              <table:covered-table-cell table:style-name="ce197"/>
              <table:covered-table-cell table:style-name="ce221"/>
              <table:table-cell table:style-name="ce233" table:number-columns-repeated="1007"/>
              <table:table-cell table:number-columns-repeated="5"/>
            </table:table-row>
            <table:table-row table:style-name="ro20" table:visibility="collapse">
              <table:table-cell/>
              <table:covered-table-cell table:style-name="ce17"/>
              <table:covered-table-cell table:style-name="ce18"/>
              <table:covered-table-cell table:style-name="ce75"/>
              <table:covered-table-cell table:number-columns-repeated="3" table:style-name="ce95"/>
              <table:table-cell table:style-name="ce130" office:value-type="string">
                <text:p><text:s/>Address</text:p>
              </table:table-cell>
              <table:table-cell table:style-name="ce174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182" office:value-type="string">
                <text:p>0x0A0C00FE</text:p>
              </table:table-cell>
              <table:table-cell table:style-name="ce217" office:value-type="string">
                <text:p>These 4 registers contain the 32-bit IPv4 address of the default gateway stored in network byte ordering. Assuming that the IPv4 address of the default gateway is equal to “10.12.0.254”, the LY3_GATEWAY[0] register is to be loaded with “10”. These registers are initialized by the pervasive controller (i.e. PSoC) after the boot of the FPGA. When a valid gateway address is loaded in this register, the corresponding 'GATEWAY_AddressValid' bit is set in the L3_CONTROL register. <text:s/></text:p>
              </table:table-cell>
              <table:table-cell table:style-name="ce233" table:number-columns-repeated="1007"/>
              <table:table-cell table:number-columns-repeated="5"/>
            </table:table-row>
          </table:table-row-group>
        </table:table-row-group>
        <table:table-row table:style-name="ro18">
          <table:table-cell/>
          <table:table-cell table:style-name="ce18" table:number-columns-repeated="2"/>
          <table:table-cell table:style-name="ce63"/>
          <table:table-cell table:style-name="ce94" table:number-columns-repeated="3"/>
          <table:table-cell table:number-columns-repeated="5"/>
          <table:table-cell table:style-name="ce233" table:number-columns-repeated="1007"/>
          <table:table-cell table:number-columns-repeated="5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Management Registers</text:p>
          </table:table-cell>
          <table:covered-table-cell table:style-name="ce33"/>
          <table:covered-table-cell table:style-name="ce52"/>
          <table:covered-table-cell table:number-columns-repeated="3" table:style-name="ce86"/>
          <table:covered-table-cell table:number-columns-repeated="4" table:style-name="ce115"/>
          <table:covered-table-cell table:style-name="ce20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3" table:visibility="collapse">
            <table:table-cell table:style-name="ce2"/>
            <table:table-cell table:style-name="ce19" office:value-type="string" table:number-columns-spanned="1" table:number-rows-spanned="17">
              <text:p>MNGT</text:p>
            </table:table-cell>
            <table:table-cell table:style-name="ce42" office:value-type="string" table:number-columns-spanned="1" table:number-rows-spanned="17">
              <text:p>[0x40]</text:p>
            </table:table-cell>
            <table:table-cell table:style-name="ce53" office:value-type="string" table:number-columns-spanned="9" table:number-rows-spanned="1">
              <text:p><text:s/>Trusted RM IPv4 Register</text:p>
            </table:table-cell>
            <table:covered-table-cell table:number-columns-repeated="3" table:style-name="ce98"/>
            <table:covered-table-cell table:number-columns-repeated="5" table:style-name="ce140"/>
            <table:table-cell table:style-name="ce2" table:number-columns-repeated="1010"/>
            <table:table-cell table:style-name="ce236" table:number-columns-repeated="2"/>
          </table:table-row>
          <table:table-row-group table:display="false"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table-cell table:style-name="ce76" office:value-type="string" table:number-columns-spanned="1" table:number-rows-spanned="2">
                <text:p><text:s/>RMIPv4[0:3]</text:p>
              </table:table-cell>
              <table:table-cell table:style-name="ce99" office:value-type="string" table:number-columns-spanned="1" table:number-rows-spanned="2">
                <text:p>0x00</text:p>
              </table:table-cell>
              <table:table-cell table:style-name="ce99" office:value-type="float" office:value="4" table:number-columns-spanned="1" table:number-rows-spanned="2">
                <text:p>4</text:p>
              </table:table-cell>
              <table:table-cell table:style-name="ce99" office:value-type="string" table:number-columns-spanned="1" table:number-rows-spanned="2">
                <text:p>RW</text:p>
              </table:table-cell>
              <table:table-cell table:style-name="ce141" office:value-type="string" table:number-columns-spanned="5" table:number-rows-spanned="1">
                <text:p><text:s/>Resource Manager IPv4 register </text:p>
              </table:table-cell>
              <table:covered-table-cell table:number-columns-repeated="3" table:style-name="ce176"/>
              <table:covered-table-cell table:style-name="ce222"/>
              <table:table-cell table:style-name="ce2" table:number-columns-repeated="1010"/>
              <table:table-cell table:style-name="ce236" table:number-columns-repeated="2"/>
            </table:table-row>
            <table:table-row table:style-name="ro21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77"/>
              <table:covered-table-cell table:number-columns-repeated="3" table:style-name="ce100"/>
              <table:table-cell table:style-name="ce142" office:value-type="string">
                <text:p><text:s/>Address</text:p>
              </table:table-cell>
              <table:table-cell table:style-name="ce177" office:value-type="string">
                <text:p>31:0</text:p>
              </table:table-cell>
              <table:table-cell table:style-name="ce189" office:value-type="string">
                <text:p>RW</text:p>
              </table:table-cell>
              <table:table-cell table:style-name="ce189" office:value-type="string">
                <text:p>0x00000000</text:p>
              </table:table-cell>
              <table:table-cell table:style-name="ce223" office:value-type="string">
                <text:p>These 4 registers contain the 32-bit IPv4 address of the cF resource manager stored in network byte ordering <text:span text:style-name="T3">(.i.e Big-</text:span><text:span text:style-name="T3">endian)</text:span>. Assuming an IP address equal to “192.168.1.1”, the MNGT_RMIP[0] register is to be loaded with “192”. These registers are initialized by the pervasive controller (i.e. PSoC) after the boot of the FPGA. When a valid IPv4 address is loaded in this register, the corresponding 'RMIP_AddressValid' bit is set in the MNGT_CONTROL register. <text:s text:c="3"/></text:p>
              </table:table-cell>
              <table:table-cell table:style-name="ce2" table:number-columns-repeated="1010"/>
              <table:table-cell table:style-name="ce236" table:number-columns-repeated="2"/>
            </table:table-row>
          </table:table-row-group>
          <table:table-row table:style-name="ro3" table:visibility="collapse">
            <table:table-cell table:style-name="ce2"/>
            <table:covered-table-cell table:style-name="ce20"/>
            <table:covered-table-cell table:style-name="ce43"/>
            <table:table-cell table:style-name="ce78" office:value-type="string" table:number-columns-spanned="9" table:number-rows-spanned="1">
              <text:p><text:s/>Read FMC Register</text:p>
            </table:table-cell>
            <table:covered-table-cell table:number-columns-repeated="2" table:style-name="ce101"/>
            <table:covered-table-cell table:style-name="ce110"/>
            <table:covered-table-cell table:style-name="ce142"/>
            <table:covered-table-cell table:style-name="ce177"/>
            <table:covered-table-cell table:number-columns-repeated="2" table:style-name="ce189"/>
            <table:covered-table-cell table:style-name="ce224"/>
            <table:table-cell table:style-name="ce2" table:number-columns-repeated="1010"/>
            <table:table-cell table:style-name="ce236" table:number-columns-repeated="2"/>
          </table:table-row>
          <table:table-row-group table:display="false"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table-cell table:style-name="ce79" office:value-type="string" table:number-columns-spanned="1" table:number-rows-spanned="2">
                <text:p><text:s/>RDFMC[0:3]</text:p>
              </table:table-cell>
              <table:table-cell table:style-name="ce99" office:value-type="string" table:number-columns-spanned="1" table:number-rows-spanned="2">
                <text:p>0x04</text:p>
              </table:table-cell>
              <table:table-cell table:style-name="ce99" office:value-type="float" office:value="4" table:number-columns-spanned="1" table:number-rows-spanned="2">
                <text:p>4</text:p>
              </table:table-cell>
              <table:table-cell table:style-name="ce99" office:value-type="string" table:number-columns-spanned="1" table:number-rows-spanned="2">
                <text:p>RO</text:p>
              </table:table-cell>
              <table:table-cell table:style-name="ce143" office:value-type="string" table:number-columns-spanned="5" table:number-rows-spanned="1">
                <text:p><text:s/>Read FPGA Management Core register</text:p>
              </table:table-cell>
              <table:covered-table-cell table:style-name="ce177"/>
              <table:covered-table-cell table:number-columns-repeated="2" table:style-name="ce189"/>
              <table:covered-table-cell table:style-name="ce224"/>
              <table:table-cell table:style-name="ce2" table:number-columns-repeated="1010"/>
              <table:table-cell table:style-name="ce236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77"/>
              <table:covered-table-cell table:number-columns-repeated="3" table:style-name="ce100"/>
              <table:table-cell table:style-name="ce142" office:value-type="string">
                <text:p><text:s/>Data</text:p>
              </table:table-cell>
              <table:table-cell table:style-name="ce177" office:value-type="string">
                <text:p>31:0</text:p>
              </table:table-cell>
              <table:table-cell table:style-name="ce189" office:value-type="string">
                <text:p>RO</text:p>
              </table:table-cell>
              <table:table-cell table:style-name="ce189" office:value-type="string">
                <text:p>0x00000000</text:p>
              </table:table-cell>
              <table:table-cell table:style-name="ce224"/>
              <table:table-cell table:style-name="ce2" table:number-columns-repeated="1010"/>
              <table:table-cell table:style-name="ce236" table:number-columns-repeated="2"/>
            </table:table-row>
          </table:table-row-group>
          <table:table-row table:style-name="ro3" table:visibility="collapse">
            <table:table-cell table:style-name="ce2"/>
            <table:covered-table-cell table:style-name="ce20"/>
            <table:covered-table-cell table:style-name="ce43"/>
            <table:table-cell table:style-name="ce78" office:value-type="string" table:number-columns-spanned="9" table:number-rows-spanned="1">
              <text:p><text:s/>Write FMC Register</text:p>
            </table:table-cell>
            <table:covered-table-cell table:number-columns-repeated="2" table:style-name="ce101"/>
            <table:covered-table-cell table:style-name="ce110"/>
            <table:covered-table-cell table:style-name="ce142"/>
            <table:covered-table-cell table:style-name="ce177"/>
            <table:covered-table-cell table:number-columns-repeated="2" table:style-name="ce189"/>
            <table:covered-table-cell table:style-name="ce224"/>
            <table:table-cell table:style-name="ce2" table:number-columns-repeated="1010"/>
            <table:table-cell table:style-name="ce236" table:number-columns-repeated="2"/>
          </table:table-row>
          <table:table-row-group table:display="false"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table-cell table:style-name="ce79" office:value-type="string" table:number-columns-spanned="1" table:number-rows-spanned="2">
                <text:p><text:s/>WRFMC[0:3]</text:p>
              </table:table-cell>
              <table:table-cell table:style-name="ce99" office:value-type="string" table:number-columns-spanned="1" table:number-rows-spanned="2">
                <text:p>0x08</text:p>
              </table:table-cell>
              <table:table-cell table:style-name="ce99" office:value-type="float" office:value="4" table:number-columns-spanned="1" table:number-rows-spanned="2">
                <text:p>4</text:p>
              </table:table-cell>
              <table:table-cell table:style-name="ce99" office:value-type="string" table:number-columns-spanned="1" table:number-rows-spanned="2">
                <text:p>RW</text:p>
              </table:table-cell>
              <table:table-cell table:style-name="ce143" office:value-type="string" table:number-columns-spanned="5" table:number-rows-spanned="1">
                <text:p><text:s/>Write FPGA Management Core register</text:p>
              </table:table-cell>
              <table:covered-table-cell table:style-name="ce177"/>
              <table:covered-table-cell table:number-columns-repeated="2" table:style-name="ce189"/>
              <table:covered-table-cell table:style-name="ce224"/>
              <table:table-cell table:style-name="ce2" table:number-columns-repeated="1010"/>
              <table:table-cell table:style-name="ce236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77"/>
              <table:covered-table-cell table:number-columns-repeated="3" table:style-name="ce100"/>
              <table:table-cell table:style-name="ce142" office:value-type="string">
                <text:p><text:s/>Data</text:p>
              </table:table-cell>
              <table:table-cell table:style-name="ce177" office:value-type="string">
                <text:p>31:0</text:p>
              </table:table-cell>
              <table:table-cell table:style-name="ce189" office:value-type="string">
                <text:p>RW</text:p>
              </table:table-cell>
              <table:table-cell table:style-name="ce189" office:value-type="string">
                <text:p>0x00000000</text:p>
              </table:table-cell>
              <table:table-cell table:style-name="ce224"/>
              <table:table-cell table:style-name="ce2" table:number-columns-repeated="1010"/>
              <table:table-cell table:style-name="ce236" table:number-columns-repeated="2"/>
            </table:table-row>
          </table:table-row-group>
          <table:table-row table:style-name="ro3" table:visibility="collapse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<text:s/>TCP Listen Port Register</text:p>
            </table:table-cell>
            <table:covered-table-cell table:number-columns-repeated="3" table:style-name="ce98"/>
            <table:covered-table-cell table:number-columns-repeated="5" table:style-name="ce140"/>
            <table:table-cell table:style-name="ce2" table:number-columns-repeated="1010"/>
            <table:table-cell table:style-name="ce236" table:number-columns-repeated="2"/>
          </table:table-row>
          <table:table-row-group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table-cell table:style-name="ce76" office:value-type="string" table:number-columns-spanned="1" table:number-rows-spanned="2">
                <text:p><text:s/>TCPLSN[0:1]</text:p>
              </table:table-cell>
              <table:table-cell table:style-name="ce99" office:value-type="string" table:number-columns-spanned="1" table:number-rows-spanned="2">
                <text:p>0x0C</text:p>
              </table:table-cell>
              <table:table-cell table:style-name="ce99" office:value-type="float" office:value="2" table:number-columns-spanned="1" table:number-rows-spanned="2">
                <text:p>2</text:p>
              </table:table-cell>
              <table:table-cell table:style-name="ce99" office:value-type="string" table:number-columns-spanned="1" table:number-rows-spanned="2">
                <text:p>RW</text:p>
              </table:table-cell>
              <table:table-cell table:style-name="ce144" office:value-type="string" table:number-columns-spanned="5" table:number-rows-spanned="1">
                <text:p><text:s/>TCP Listen Port Register </text:p>
              </table:table-cell>
              <table:covered-table-cell table:number-columns-repeated="3" table:style-name="ce176"/>
              <table:covered-table-cell table:style-name="ce222"/>
              <table:table-cell table:style-name="ce2" table:number-columns-repeated="1010"/>
              <table:table-cell table:style-name="ce236" table:number-columns-repeated="2"/>
            </table:table-row>
            <table:table-row table:style-name="ro22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76"/>
              <table:covered-table-cell table:number-columns-repeated="3" table:style-name="ce99"/>
              <table:table-cell table:style-name="ce145" office:value-type="string">
                <text:p><text:s/>Port</text:p>
              </table:table-cell>
              <table:table-cell table:style-name="ce177" office:value-type="string">
                <text:p>15:0</text:p>
              </table:table-cell>
              <table:table-cell table:style-name="ce190" office:value-type="string">
                <text:p>RW</text:p>
              </table:table-cell>
              <table:table-cell table:style-name="ce190" office:value-type="string">
                <text:p>0x0000</text:p>
              </table:table-cell>
              <table:table-cell table:style-name="ce225" office:value-type="string">
                <text:p>These 2 registers contain the TCP port number used by the FPGA when listening for a connection from the resource manager. The 16-bit TCP port is initialized by the pervasive controller (i.e. PSoC) after the boot of the FPGA and is stored in network byte ordering <text:span text:style-name="T3">(.i.e Big-</text:span><text:span text:style-name="T3">endian). </text:span><text:span text:style-name="T3">When a </text:span><text:span text:style-name="T3">valid TCP </text:span><text:span text:style-name="T3">port is </text:span><text:span text:style-name="T3">loaded in </text:span><text:span text:style-name="T3">this </text:span><text:span text:style-name="T3">register, </text:span><text:span text:style-name="T3">the </text:span><text:span text:style-name="T3">correspond</text:span><text:span text:style-name="T3">ing </text:span><text:span text:style-name="T3">'TCPLSN_</text:span><text:span text:style-name="T3">PortValid' </text:span><text:span text:style-name="T3">bit is set in </text:span><text:span text:style-name="T3">the </text:span><text:span text:style-name="T3">MNGT_CO</text:span><text:span text:style-name="T3">NTROL </text:span><text:span text:style-name="T3">register. <text:s text:c="4"/></text:span><text:s/><text:s/></text:p>
              </table:table-cell>
              <table:table-cell table:style-name="ce2" table:number-columns-repeated="1010"/>
              <table:table-cell table:style-name="ce236" table:number-columns-repeated="2"/>
            </table:table-row>
          </table:table-row-group>
          <table:table-row table:style-name="ro3" table:visibility="collapse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<text:s/>Control Register</text:p>
            </table:table-cell>
            <table:covered-table-cell table:number-columns-repeated="3" table:style-name="ce99"/>
            <table:covered-table-cell table:style-name="ce146"/>
            <table:covered-table-cell table:number-columns-repeated="3" table:style-name="ce178"/>
            <table:covered-table-cell table:style-name="ce226"/>
            <table:table-cell table:style-name="ce2" table:number-columns-repeated="1010"/>
            <table:table-cell table:style-name="ce236" table:number-columns-repeated="2"/>
          </table:table-row>
          <table:table-row-group>
            <table:table-row table:style-name="ro8" table:visibility="collapse">
              <table:table-cell/>
              <table:covered-table-cell table:number-columns-repeated="2" table:style-name="ce11"/>
              <table:table-cell table:style-name="ce62" office:value-type="string" table:number-columns-spanned="1" table:number-rows-spanned="4">
                <text:p><text:s/>CONTROL</text:p>
              </table:table-cell>
              <table:table-cell table:style-name="ce49" office:value-type="string" table:number-columns-spanned="1" table:number-rows-spanned="4">
                <text:p>0x0E</text:p>
              </table:table-cell>
              <table:table-cell table:style-name="ce49" office:value-type="float" office:value="1" table:number-columns-spanned="1" table:number-rows-spanned="4">
                <text:p>1</text:p>
              </table:table-cell>
              <table:table-cell table:style-name="ce49" office:value-type="string" table:number-columns-spanned="1" table:number-rows-spanned="4">
                <text:p>RW</text:p>
              </table:table-cell>
              <table:table-cell table:style-name="ce135" office:value-type="string" table:number-columns-spanned="5" table:number-rows-spanned="1">
                <text:p><text:s/>Control of the Management Registers</text:p>
              </table:table-cell>
              <table:covered-table-cell table:number-columns-repeated="3" table:style-name="ce173"/>
              <table:covered-table-cell table:style-name="ce216"/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61"/>
              <table:covered-table-cell table:number-columns-repeated="3" table:style-name="ce68"/>
              <table:table-cell table:style-name="ce118" office:value-type="string">
                <text:p><text:s/>RMIP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03" office:value-type="string">
                <text:p>When set, indicates that a valid IPV4 address has been loaded into the RMIP address register.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61"/>
              <table:covered-table-cell table:number-columns-repeated="3" table:style-name="ce68"/>
              <table:table-cell table:style-name="ce118" office:value-type="string">
                <text:p><text:s/>TCPLSN_PortValid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 </text:p>
              </table:table-cell>
              <table:table-cell table:style-name="ce203" office:value-type="string">
                <text:p>When set, indicates that a valid TCP port has been loaded into the LSNPORT register. <text:s text:c="2"/></text:p>
              </table:table-cell>
              <table:table-cell table:number-columns-repeated="1012"/>
            </table:table-row>
            <table:table-row table:style-name="ro23" table:visibility="collapse">
              <table:table-cell/>
              <table:covered-table-cell table:number-columns-repeated="2" table:style-name="ce11"/>
              <table:covered-table-cell table:number-columns-repeated="4" table:style-name="ce61"/>
              <table:table-cell table:style-name="ce130" office:value-type="string">
                <text:p><text:s/>Nu</text:p>
              </table:table-cell>
              <table:table-cell table:style-name="ce164" office:value-type="string">
                <text:p>7:2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12"/>
              <table:table-cell table:number-columns-repeated="1012"/>
            </table:table-row>
          </table:table-row-group>
        </table:table-row-group>
        <table:table-row table:style-name="ro1">
          <table:table-cell/>
          <table:table-cell table:style-name="ce17"/>
          <table:table-cell table:style-name="ce44"/>
          <table:table-cell table:style-name="ce80"/>
          <table:table-cell table:style-name="ce95" table:number-columns-repeated="3"/>
          <table:table-cell table:style-name="ce147"/>
          <table:table-cell table:style-name="ce179" table:number-columns-repeated="3"/>
          <table:table-cell table:style-name="ce147"/>
          <table:table-cell table:style-name="ce235" table:number-columns-repeated="1007"/>
          <table:table-cell table:number-columns-repeated="5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Application Registers</text:p>
          </table:table-cell>
          <table:covered-table-cell table:style-name="ce33"/>
          <table:covered-table-cell table:style-name="ce52"/>
          <table:covered-table-cell table:number-columns-repeated="3" table:style-name="ce86"/>
          <table:covered-table-cell table:number-columns-repeated="4" table:style-name="ce115"/>
          <table:covered-table-cell table:style-name="ce20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3" table:visibility="collapse">
            <table:table-cell table:style-name="ce2"/>
            <table:table-cell table:style-name="ce19" office:value-type="string" table:number-columns-spanned="1" table:number-rows-spanned="6">
              <text:p>APP</text:p>
            </table:table-cell>
            <table:table-cell table:style-name="ce42" office:value-type="string" table:number-columns-spanned="1" table:number-rows-spanned="6">
              <text:p>[0x50]</text:p>
            </table:table-cell>
            <table:table-cell table:style-name="ce53" office:value-type="string" table:number-columns-spanned="9" table:number-rows-spanned="1">
              <text:p><text:s/>Read Role Register</text:p>
            </table:table-cell>
            <table:covered-table-cell table:number-columns-repeated="3" table:style-name="ce98"/>
            <table:covered-table-cell table:number-columns-repeated="5" table:style-name="ce140"/>
            <table:table-cell table:style-name="ce2" table:number-columns-repeated="1010"/>
            <table:table-cell table:style-name="ce236" table:number-columns-repeated="2"/>
          </table:table-row>
          <table:table-row-group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table-cell table:style-name="ce76" office:value-type="string" table:number-columns-spanned="1" table:number-rows-spanned="2">
                <text:p><text:s/>RDROL[0:1]</text:p>
              </table:table-cell>
              <table:table-cell table:style-name="ce99" office:value-type="string" table:number-columns-spanned="1" table:number-rows-spanned="2">
                <text:p>0x00</text:p>
              </table:table-cell>
              <table:table-cell table:style-name="ce99" office:value-type="float" office:value="2" table:number-columns-spanned="1" table:number-rows-spanned="2">
                <text:p>2</text:p>
              </table:table-cell>
              <table:table-cell table:style-name="ce99" office:value-type="string" table:number-columns-spanned="1" table:number-rows-spanned="2">
                <text:p>RO</text:p>
              </table:table-cell>
              <table:table-cell table:style-name="ce141" office:value-type="string" table:number-columns-spanned="5" table:number-rows-spanned="1">
                <text:p><text:s/>Read Role Register </text:p>
              </table:table-cell>
              <table:covered-table-cell table:number-columns-repeated="3" table:style-name="ce176"/>
              <table:covered-table-cell table:style-name="ce222"/>
              <table:table-cell table:style-name="ce2" table:number-columns-repeated="1010"/>
              <table:table-cell table:style-name="ce236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77"/>
              <table:covered-table-cell table:number-columns-repeated="3" table:style-name="ce100"/>
              <table:table-cell table:style-name="ce142" office:value-type="string">
                <text:p><text:s/>Data</text:p>
              </table:table-cell>
              <table:table-cell table:style-name="ce177" office:value-type="string">
                <text:p>15:0</text:p>
              </table:table-cell>
              <table:table-cell table:style-name="ce189" office:value-type="string">
                <text:p>RO</text:p>
              </table:table-cell>
              <table:table-cell table:style-name="ce189" office:value-type="string">
                <text:p>0x0000</text:p>
              </table:table-cell>
              <table:table-cell table:style-name="ce224"/>
              <table:table-cell table:style-name="ce2" table:number-columns-repeated="1010"/>
              <table:table-cell table:style-name="ce236" table:number-columns-repeated="2"/>
            </table:table-row>
          </table:table-row-group>
          <table:table-row table:style-name="ro3" table:visibility="collapse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<text:s/>Write Role Register</text:p>
            </table:table-cell>
            <table:covered-table-cell table:number-columns-repeated="3" table:style-name="ce98"/>
            <table:covered-table-cell table:number-columns-repeated="5" table:style-name="ce140"/>
            <table:table-cell table:style-name="ce2" table:number-columns-repeated="1010"/>
            <table:table-cell table:style-name="ce236" table:number-columns-repeated="2"/>
          </table:table-row>
          <table:table-row-group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table-cell table:style-name="ce76" office:value-type="string" table:number-columns-spanned="1" table:number-rows-spanned="2">
                <text:p><text:s/>WRROL[0:1]</text:p>
              </table:table-cell>
              <table:table-cell table:style-name="ce99" office:value-type="string" table:number-columns-spanned="1" table:number-rows-spanned="2">
                <text:p>0x02</text:p>
              </table:table-cell>
              <table:table-cell table:style-name="ce99" office:value-type="float" office:value="2" table:number-columns-spanned="1" table:number-rows-spanned="2">
                <text:p>2</text:p>
              </table:table-cell>
              <table:table-cell table:style-name="ce99" office:value-type="string" table:number-columns-spanned="1" table:number-rows-spanned="2">
                <text:p>RW</text:p>
              </table:table-cell>
              <table:table-cell table:style-name="ce141" office:value-type="string" table:number-columns-spanned="5" table:number-rows-spanned="1">
                <text:p><text:s/>Write Role Register </text:p>
              </table:table-cell>
              <table:covered-table-cell table:number-columns-repeated="3" table:style-name="ce176"/>
              <table:covered-table-cell table:style-name="ce222"/>
              <table:table-cell table:style-name="ce2" table:number-columns-repeated="1010"/>
              <table:table-cell table:style-name="ce236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77"/>
              <table:covered-table-cell table:number-columns-repeated="3" table:style-name="ce100"/>
              <table:table-cell table:style-name="ce142" office:value-type="string">
                <text:p><text:s/>Data</text:p>
              </table:table-cell>
              <table:table-cell table:style-name="ce177" office:value-type="string">
                <text:p>15:0</text:p>
              </table:table-cell>
              <table:table-cell table:style-name="ce189" office:value-type="string">
                <text:p>RO</text:p>
              </table:table-cell>
              <table:table-cell table:style-name="ce189" office:value-type="string">
                <text:p>0x0000</text:p>
              </table:table-cell>
              <table:table-cell table:style-name="ce224"/>
              <table:table-cell table:style-name="ce2" table:number-columns-repeated="1010"/>
              <table:table-cell table:style-name="ce236" table:number-columns-repeated="2"/>
            </table:table-row>
          </table:table-row-group>
        </table:table-row-group>
        <table:table-row table:style-name="ro8">
          <table:table-cell/>
          <table:table-cell table:style-name="Default" table:number-columns-repeated="11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Reserved Registers Bank</text:p>
          </table:table-cell>
          <table:covered-table-cell table:style-name="ce33"/>
          <table:covered-table-cell table:style-name="ce52"/>
          <table:covered-table-cell table:number-columns-repeated="3" table:style-name="ce86"/>
          <table:covered-table-cell table:number-columns-repeated="4" table:style-name="ce115"/>
          <table:covered-table-cell table:style-name="ce200"/>
          <table:table-cell table:style-name="ce1" table:number-columns-repeated="1010"/>
          <table:table-cell table:number-columns-repeated="2"/>
        </table:table-row>
        <table:table-row-group>
          <table:table-row table:style-name="ro24">
            <table:table-cell/>
            <table:table-cell table:style-name="ce21" office:value-type="string" table:number-columns-spanned="1" table:number-rows-spanned="3">
              <text:p>RES</text:p>
            </table:table-cell>
            <table:table-cell table:style-name="ce45" office:value-type="string" table:number-columns-spanned="1" table:number-rows-spanned="3">
              <text:p>[0x60]</text:p>
            </table:table-cell>
            <table:table-cell table:style-name="ce53" office:value-type="string" table:number-columns-spanned="9" table:number-rows-spanned="1">
              <text:p><text:s/>Spare Registers</text:p>
            </table:table-cell>
            <table:covered-table-cell table:number-columns-repeated="3" table:style-name="ce95"/>
            <table:covered-table-cell table:style-name="ce147"/>
            <table:covered-table-cell table:number-columns-repeated="3" table:style-name="ce179"/>
            <table:covered-table-cell table:style-name="ce147"/>
            <table:table-cell table:style-name="ce235" table:number-columns-repeated="1007"/>
            <table:table-cell table:number-columns-repeated="5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22"/>
              <table:table-cell table:style-name="ce67" office:value-type="string" table:number-columns-spanned="1" table:number-rows-spanned="2">
                <text:p><text:s/>SPARE</text:p>
              </table:table-cell>
              <table:table-cell table:style-name="ce49" office:value-type="string" table:number-columns-spanned="1" table:number-rows-spanned="2">
                <text:p>0x00-0x0F</text:p>
              </table:table-cell>
              <table:table-cell table:style-name="ce49" office:value-type="float" office:value="16" table:number-columns-spanned="1" table:number-rows-spanned="2">
                <text:p>16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48" office:value-type="string" table:number-columns-spanned="5" table:number-rows-spanned="1">
                <text:p><text:s/>Spare Register</text:p>
              </table:table-cell>
              <table:covered-table-cell table:number-columns-repeated="3" table:style-name="ce158"/>
              <table:covered-table-cell table:style-name="ce198"/>
              <table:table-cell table:style-name="ce234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number-columns-repeated="2" table:style-name="ce22"/>
              <table:covered-table-cell table:style-name="ce67"/>
              <table:covered-table-cell table:number-columns-repeated="3" table:style-name="ce95"/>
              <table:table-cell table:style-name="ce133" office:value-type="string">
                <text:p><text:s/>Nu</text:p>
              </table:table-cell>
              <table:table-cell table:style-name="ce172" table:number-columns-repeated="3"/>
              <table:table-cell table:style-name="ce215"/>
              <table:table-cell table:style-name="ce234" table:number-columns-repeated="1007"/>
              <table:table-cell table:number-columns-repeated="5"/>
            </table:table-row>
          </table:table-row-group>
        </table:table-row-group>
        <table:table-row table:style-name="ro8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Diagnostic Registers</text:p>
          </table:table-cell>
          <table:covered-table-cell table:number-columns-repeated="10" table:style-name="Default"/>
          <table:table-cell table:number-columns-repeated="1012"/>
        </table:table-row>
        <table:table-row-group>
          <table:table-row table:style-name="ro4">
            <table:table-cell/>
            <table:table-cell table:style-name="ce21" office:value-type="string" table:number-columns-spanned="1" table:number-rows-spanned="27">
              <text:p>DIAG</text:p>
            </table:table-cell>
            <table:table-cell table:style-name="ce21" office:value-type="string" table:number-columns-spanned="1" table:number-rows-spanned="27">
              <text:p>[0x70]</text:p>
            </table:table-cell>
            <table:table-cell table:style-name="ce53" office:value-type="string" table:number-columns-spanned="9" table:number-rows-spanned="1">
              <text:p><text:s/>Scratch Pad Register</text:p>
            </table:table-cell>
            <table:covered-table-cell table:number-columns-repeated="8" table:style-name="Default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23"/>
              <table:table-cell table:style-name="ce62" office:value-type="string" table:number-columns-spanned="1" table:number-rows-spanned="2">
                <text:p><text:s/>SCRATCH[0:3]</text:p>
              </table:table-cell>
              <table:table-cell table:style-name="ce49" office:value-type="string" table:number-columns-spanned="1" table:number-rows-spanned="2">
                <text:p>0x00</text:p>
              </table:table-cell>
              <table:table-cell table:style-name="ce49" office:value-type="float" office:value="4" table:number-columns-spanned="1" table:number-rows-spanned="2">
                <text:p>4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7" office:value-type="string" table:number-columns-spanned="5" table:number-rows-spanned="1">
                <text:p><text:s/>Scratch Register</text:p>
              </table:table-cell>
              <table:covered-table-cell table:style-name="ce168"/>
              <table:covered-table-cell table:number-columns-repeated="2" table:style-name="ce158"/>
              <table:covered-table-cell table:style-name="ce198"/>
              <table:table-cell table:number-columns-repeated="1012"/>
            </table:table-row>
            <table:table-row table:style-name="ro5" table:visibility="collapse">
              <table:table-cell/>
              <table:covered-table-cell table:number-columns-repeated="2" table:style-name="ce23"/>
              <table:covered-table-cell table:number-columns-repeated="4" table:style-name="ce26"/>
              <table:table-cell table:style-name="ce130" office:value-type="string">
                <text:p><text:s/>Data</text:p>
              </table:table-cell>
              <table:table-cell table:style-name="ce174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05" office:value-type="string">
                <text:p>Scratch registers. No function. <text:s text:c="5"/></text:p>
              </table:table-cell>
              <table:table-cell table:number-columns-repeated="1012"/>
            </table:table-row>
          </table:table-row-group>
          <table:table-row table:style-name="ro4">
            <table:table-cell/>
            <table:covered-table-cell table:number-columns-repeated="2" table:style-name="ce23"/>
            <table:table-cell table:style-name="ce53" office:value-type="string" table:number-columns-spanned="9" table:number-rows-spanned="1">
              <text:p><text:s/>Control Register #1</text:p>
            </table:table-cell>
            <table:covered-table-cell table:number-columns-repeated="3" table:style-name="ce26"/>
            <table:covered-table-cell table:style-name="ce149"/>
            <table:covered-table-cell table:style-name="ce180"/>
            <table:covered-table-cell table:number-columns-repeated="2" table:style-name="ce191"/>
            <table:covered-table-cell table:style-name="ce227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23"/>
              <table:table-cell table:style-name="ce62" office:value-type="string" table:number-columns-spanned="1" table:number-rows-spanned="7">
                <text:p><text:s/>CTRL_1</text:p>
              </table:table-cell>
              <table:table-cell table:style-name="ce49" office:value-type="string" table:number-columns-spanned="1" table:number-rows-spanned="7">
                <text:p>0x05</text:p>
              </table:table-cell>
              <table:table-cell table:style-name="ce49" office:value-type="float" office:value="1" table:number-columns-spanned="1" table:number-rows-spanned="7">
                <text:p>1</text:p>
              </table:table-cell>
              <table:table-cell table:style-name="ce49" office:value-type="string" table:number-columns-spanned="1" table:number-rows-spanned="7">
                <text:p>RW</text:p>
              </table:table-cell>
              <table:table-cell table:style-name="ce148" office:value-type="string" table:number-columns-spanned="5" table:number-rows-spanned="1">
                <text:p><text:s/>Control Register #1</text:p>
              </table:table-cell>
              <table:covered-table-cell table:number-columns-repeated="3" table:style-name="ce158"/>
              <table:covered-table-cell table:style-name="ce198"/>
              <table:table-cell table:number-columns-repeated="1012"/>
            </table:table-row>
            <table:table-row table:style-name="ro10" table:visibility="collapse">
              <table:table-cell/>
              <table:covered-table-cell table:number-columns-repeated="2" table:style-name="ce23"/>
              <table:covered-table-cell table:number-columns-repeated="4" table:style-name="Default"/>
              <table:table-cell table:style-name="ce132" office:value-type="string">
                <text:p><text:s/>ETH0_PcsLoopbackEn</text:p>
              </table:table-cell>
              <table:table-cell table:style-name="ce170" office:value-type="float" office:value="0">
                <text:p>0</text:p>
              </table:table-cell>
              <table:table-cell table:style-name="ce170" office:value-type="string">
                <text:p>RW</text:p>
              </table:table-cell>
              <table:table-cell table:style-name="ce170" office:value-type="string">
                <text:p>0x0</text:p>
              </table:table-cell>
              <table:table-cell table:style-name="ce210" office:value-type="string">
                <text:p>Set to 1 to enable near-end transceiver serial loopback. When set, data are looped back internally to the PCS and no data is is present on the serial link.</text:p>
                <text:p>When reset, the PHY operates in default transmit/receive mode.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23"/>
              <table:covered-table-cell table:number-columns-repeated="4" table:style-name="Default"/>
              <table:table-cell table:style-name="ce118" office:value-type="string">
                <text:p><text:s/>ETH0_MacLoopbackEn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0" office:value-type="string">
                <text:p>Set to 1 to enable far-end FiFo parallel loopback. When set, frames received by the MAC Rx FiFo are looped back to the MAC Tx FiFo for re-transmission on the serial link. </text:p>
                <text:p>When reset, the MAC operates in default transmit/receive mode.</text:p>
              </table:table-cell>
              <table:table-cell table:number-columns-repeated="1012"/>
            </table:table-row>
            <table:table-row table:style-name="ro10" table:visibility="collapse">
              <table:table-cell/>
              <table:covered-table-cell table:number-columns-repeated="2" table:style-name="ce23"/>
              <table:covered-table-cell table:number-columns-repeated="4" table:style-name="Default"/>
              <table:table-cell table:style-name="ce132" office:value-type="string">
                <text:p><text:s/>ETH0_MacAddrSwapEn</text:p>
              </table:table-cell>
              <table:table-cell table:style-name="ce170" office:value-type="float" office:value="2">
                <text:p>2</text:p>
              </table:table-cell>
              <table:table-cell table:style-name="ce170" office:value-type="string">
                <text:p>RW</text:p>
              </table:table-cell>
              <table:table-cell table:style-name="ce170" office:value-type="string">
                <text:p>0x0</text:p>
              </table:table-cell>
              <table:table-cell table:style-name="ce210" office:value-type="string">
                <text:p>Set to 1 to enable the swapping between the source and destination MAC addresses during the transmission of outgoing frames. </text:p>
                <text:p>When reset, the MAC operates in default transmit/receive mode.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number-columns-repeated="2" table:style-name="ce23"/>
              <table:covered-table-cell table:number-columns-repeated="2" table:style-name="Default"/>
              <table:covered-table-cell table:number-columns-repeated="2" table:style-name="ce95"/>
              <table:table-cell table:style-name="ce132" office:value-type="string">
                <text:p><text:s/>Nu</text:p>
              </table:table-cell>
              <table:table-cell table:style-name="ce170" office:value-type="float" office:value="3">
                <text:p>3</text:p>
              </table:table-cell>
              <table:table-cell table:style-name="ce170" office:value-type="string">
                <text:p>RW</text:p>
              </table:table-cell>
              <table:table-cell table:style-name="ce170" office:value-type="string">
                <text:p>0x0</text:p>
              </table:table-cell>
              <table:table-cell table:style-name="ce228"/>
              <table:table-cell table:style-name="ce234" table:number-columns-repeated="1007"/>
              <table:table-cell table:number-columns-repeated="5"/>
            </table:table-row>
            <table:table-row table:style-name="ro25" table:visibility="collapse">
              <table:table-cell/>
              <table:covered-table-cell table:number-columns-repeated="2" table:style-name="ce24"/>
              <table:covered-table-cell table:style-name="ce63"/>
              <table:covered-table-cell table:number-columns-repeated="3" table:style-name="ce94"/>
              <table:table-cell table:style-name="ce150" office:value-type="string">
                <text:p><text:s/>MC0_MemTestCtrl</text:p>
              </table:table-cell>
              <table:table-cell table:style-name="ce181" office:value-type="string">
                <text:p>5:4</text:p>
              </table:table-cell>
              <table:table-cell table:style-name="ce181" office:value-type="string">
                <text:p>RW</text:p>
              </table:table-cell>
              <table:table-cell table:style-name="ce181" office:value-type="string">
                <text:p>0x0</text:p>
              </table:table-cell>
              <table:table-cell table:style-name="ce229" office:value-type="string">
                <text:p>Control for the test of the memory channel #0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33" table:number-columns-repeated="1007"/>
              <table:table-cell table:number-columns-repeated="5"/>
            </table:table-row>
            <table:table-row table:style-name="ro25" table:visibility="collapse">
              <table:table-cell/>
              <table:covered-table-cell table:number-columns-repeated="2" table:style-name="ce23"/>
              <table:covered-table-cell table:number-columns-repeated="2" table:style-name="Default"/>
              <table:covered-table-cell table:number-columns-repeated="2" table:style-name="ce95"/>
              <table:table-cell table:style-name="ce151" office:value-type="string">
                <text:p><text:s/>MC1_MemTestCtrl</text:p>
              </table:table-cell>
              <table:table-cell table:style-name="ce182" office:value-type="string">
                <text:p>7:6</text:p>
              </table:table-cell>
              <table:table-cell table:style-name="ce182" office:value-type="string">
                <text:p>RW</text:p>
              </table:table-cell>
              <table:table-cell table:style-name="ce182" office:value-type="string">
                <text:p>0x0</text:p>
              </table:table-cell>
              <table:table-cell table:style-name="ce230" office:value-type="string">
                <text:p>Control for the test of the memory channel #1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34" table:number-columns-repeated="1007"/>
              <table:table-cell table:number-columns-repeated="5"/>
            </table:table-row>
          </table:table-row-group>
          <table:table-row table:style-name="ro18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<text:s/>Status Register #1</text:p>
            </table:table-cell>
            <table:covered-table-cell table:number-columns-repeated="3" table:style-name="ce95"/>
            <table:covered-table-cell table:number-columns-repeated="5" table:style-name="Default"/>
            <table:table-cell table:style-name="ce234" table:number-columns-repeated="1007"/>
            <table:table-cell table:number-columns-repeated="5"/>
          </table:table-row>
          <table:table-row-group table:display="false">
            <table:table-row table:style-name="ro18" table:visibility="collapse">
              <table:table-cell/>
              <table:covered-table-cell table:number-columns-repeated="2" table:style-name="Default"/>
              <table:table-cell table:style-name="ce62" office:value-type="string" table:number-columns-spanned="1" table:number-rows-spanned="7">
                <text:p><text:s/>STAT_1</text:p>
              </table:table-cell>
              <table:table-cell table:style-name="ce49" office:value-type="string" table:number-columns-spanned="1" table:number-rows-spanned="7">
                <text:p>0x06</text:p>
              </table:table-cell>
              <table:table-cell table:style-name="ce49" office:value-type="float" office:value="1" table:number-columns-spanned="1" table:number-rows-spanned="7">
                <text:p>1</text:p>
              </table:table-cell>
              <table:table-cell table:style-name="ce49" office:value-type="string" table:number-columns-spanned="1" table:number-rows-spanned="7">
                <text:p>RO</text:p>
              </table:table-cell>
              <table:table-cell table:style-name="ce148" office:value-type="string" table:number-columns-spanned="5" table:number-rows-spanned="1">
                <text:p><text:s/>Status Register #1</text:p>
              </table:table-cell>
              <table:covered-table-cell table:number-columns-repeated="3" table:style-name="ce183"/>
              <table:covered-table-cell table:style-name="ce231"/>
              <table:table-cell table:number-columns-repeated="1012"/>
            </table:table-row>
            <table:table-row table:style-name="ro18" table:visibility="collapse">
              <table:table-cell/>
              <table:covered-table-cell table:style-name="ce25"/>
              <table:covered-table-cell table:style-name="ce17"/>
              <table:covered-table-cell table:style-name="ce65"/>
              <table:covered-table-cell table:style-name="ce95"/>
              <table:covered-table-cell table:number-columns-repeated="2" table:style-name="Default"/>
              <table:table-cell table:style-name="ce152" office:value-type="string">
                <text:p><text:s/>Nu</text:p>
              </table:table-cell>
              <table:table-cell table:style-name="ce170" office:value-type="float" office:value="0">
                <text:p>0</text:p>
              </table:table-cell>
              <table:table-cell table:style-name="ce170" office:value-type="string">
                <text:p>RW</text:p>
              </table:table-cell>
              <table:table-cell table:style-name="ce170" office:value-type="string">
                <text:p>0x0</text:p>
              </table:table-cell>
              <table:table-cell table:style-name="ce228"/>
              <table:table-cell table:style-name="ce234" table:number-columns-repeated="1007"/>
              <table:table-cell table:number-columns-repeated="5"/>
            </table:table-row>
            <table:table-row table:style-name="ro18" table:visibility="collapse">
              <table:table-cell/>
              <table:covered-table-cell table:style-name="ce25"/>
              <table:covered-table-cell table:style-name="ce17"/>
              <table:covered-table-cell table:style-name="ce65"/>
              <table:covered-table-cell table:style-name="ce95"/>
              <table:covered-table-cell table:number-columns-repeated="2" table:style-name="Default"/>
              <table:table-cell table:style-name="ce152" office:value-type="string">
                <text:p><text:s/>Nu</text:p>
              </table:table-cell>
              <table:table-cell table:style-name="ce170" office:value-type="float" office:value="1">
                <text:p>1</text:p>
              </table:table-cell>
              <table:table-cell table:style-name="ce170" office:value-type="string">
                <text:p>RW</text:p>
              </table:table-cell>
              <table:table-cell table:style-name="ce170" office:value-type="string">
                <text:p>0x0</text:p>
              </table:table-cell>
              <table:table-cell table:style-name="ce228"/>
              <table:table-cell table:style-name="ce234" table:number-columns-repeated="1007"/>
              <table:table-cell table:number-columns-repeated="5"/>
            </table:table-row>
            <table:table-row table:style-name="ro18" table:visibility="collapse">
              <table:table-cell/>
              <table:covered-table-cell table:style-name="ce25"/>
              <table:covered-table-cell table:style-name="ce17"/>
              <table:covered-table-cell table:style-name="ce65"/>
              <table:covered-table-cell table:style-name="ce95"/>
              <table:covered-table-cell table:number-columns-repeated="2" table:style-name="Default"/>
              <table:table-cell table:style-name="ce152" office:value-type="string">
                <text:p><text:s/>Nu</text:p>
              </table:table-cell>
              <table:table-cell table:style-name="ce170" office:value-type="float" office:value="2">
                <text:p>2</text:p>
              </table:table-cell>
              <table:table-cell table:style-name="ce170" office:value-type="string">
                <text:p>RW</text:p>
              </table:table-cell>
              <table:table-cell table:style-name="ce170" office:value-type="string">
                <text:p>0x0</text:p>
              </table:table-cell>
              <table:table-cell table:style-name="ce228"/>
              <table:table-cell table:style-name="ce234" table:number-columns-repeated="1007"/>
              <table:table-cell table:number-columns-repeated="5"/>
            </table:table-row>
            <table:table-row table:style-name="ro18" table:visibility="collapse">
              <table:table-cell/>
              <table:covered-table-cell table:style-name="ce25"/>
              <table:covered-table-cell table:style-name="ce17"/>
              <table:covered-table-cell table:style-name="ce65"/>
              <table:covered-table-cell table:number-columns-repeated="3" table:style-name="ce95"/>
              <table:table-cell table:style-name="ce152" office:value-type="string">
                <text:p><text:s/>Nu</text:p>
              </table:table-cell>
              <table:table-cell table:style-name="ce170" office:value-type="float" office:value="3">
                <text:p>3</text:p>
              </table:table-cell>
              <table:table-cell table:style-name="ce170" office:value-type="string">
                <text:p>RW</text:p>
              </table:table-cell>
              <table:table-cell table:style-name="ce170" office:value-type="string">
                <text:p>0x0</text:p>
              </table:table-cell>
              <table:table-cell table:style-name="ce228"/>
              <table:table-cell table:style-name="ce234" table:number-columns-repeated="1007"/>
              <table:table-cell table:number-columns-repeated="5"/>
            </table:table-row>
            <table:table-row table:style-name="ro25" table:visibility="collapse">
              <table:table-cell/>
              <table:covered-table-cell table:style-name="Default"/>
              <table:covered-table-cell table:style-name="ce17"/>
              <table:covered-table-cell table:style-name="Default"/>
              <table:covered-table-cell table:style-name="ce95" office:value-type="string">
                <text:p>0x05</text:p>
              </table:covered-table-cell>
              <table:covered-table-cell table:number-columns-repeated="2" table:style-name="ce94"/>
              <table:table-cell table:style-name="ce153" office:value-type="string">
                <text:p><text:s/>MC0_MemTestStat</text:p>
              </table:table-cell>
              <table:table-cell table:style-name="ce184" office:value-type="string">
                <text:p>5:4</text:p>
              </table:table-cell>
              <table:table-cell table:style-name="ce192" office:value-type="string">
                <text:p>RW</text:p>
              </table:table-cell>
              <table:table-cell table:style-name="ce192" office:value-type="string">
                <text:p>0x0</text:p>
              </table:table-cell>
              <table:table-cell table:style-name="ce229" office:value-type="string">
                <text:p>Status of the test on the memory channel #0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26" table:visibility="collapse">
              <table:table-cell/>
              <table:covered-table-cell table:number-columns-repeated="2" table:style-name="ce17"/>
              <table:covered-table-cell table:style-name="Default"/>
              <table:covered-table-cell table:number-columns-repeated="3" table:style-name="ce95"/>
              <table:table-cell table:style-name="ce154" office:value-type="string">
                <text:p><text:s/>MC1_MemTestStat</text:p>
              </table:table-cell>
              <table:table-cell table:style-name="ce185" office:value-type="string">
                <text:p>7:6</text:p>
              </table:table-cell>
              <table:table-cell table:style-name="ce193" office:value-type="string">
                <text:p>RW</text:p>
              </table:table-cell>
              <table:table-cell table:style-name="ce193" office:value-type="string">
                <text:p>0x0</text:p>
              </table:table-cell>
              <table:table-cell table:style-name="ce230" office:value-type="string">
                <text:p>Status of the test on the memory channel #1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34" table:number-columns-repeated="1007"/>
              <table:table-cell table:number-columns-repeated="5"/>
            </table:table-row>
          </table:table-row-group>
          <table:table-row table:style-name="ro4">
            <table:table-cell/>
            <table:covered-table-cell table:number-columns-repeated="2" table:style-name="ce17"/>
            <table:table-cell table:style-name="ce53" office:value-type="string" table:number-columns-spanned="9" table:number-rows-spanned="1">
              <text:p><text:s/>Control Register #2</text:p>
            </table:table-cell>
            <table:covered-table-cell table:number-columns-repeated="3" table:style-name="ce95"/>
            <table:covered-table-cell table:number-columns-repeated="5" table:style-name="Default"/>
            <table:table-cell table:style-name="ce234" table:number-columns-repeated="1007"/>
            <table:table-cell table:number-columns-repeated="5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Default"/>
              <table:table-cell table:style-name="ce62" office:value-type="string" table:number-columns-spanned="1" table:number-rows-spanned="7">
                <text:p><text:s/>CTRL_2</text:p>
              </table:table-cell>
              <table:table-cell table:style-name="ce49" office:value-type="string" table:number-columns-spanned="1" table:number-rows-spanned="7">
                <text:p>0x07</text:p>
              </table:table-cell>
              <table:table-cell table:style-name="ce49" office:value-type="float" office:value="1" table:number-columns-spanned="1" table:number-rows-spanned="7">
                <text:p>1</text:p>
              </table:table-cell>
              <table:table-cell table:style-name="ce49" office:value-type="string" table:number-columns-spanned="1" table:number-rows-spanned="7">
                <text:p>RW</text:p>
              </table:table-cell>
              <table:table-cell table:style-name="ce148" office:value-type="string" table:number-columns-spanned="5" table:number-rows-spanned="1">
                <text:p><text:s/>Control Register #2</text:p>
              </table:table-cell>
              <table:covered-table-cell table:number-columns-repeated="3" table:style-name="ce183"/>
              <table:covered-table-cell table:style-name="ce231"/>
              <table:table-cell table:number-columns-repeated="1012"/>
            </table:table-row>
            <table:table-row table:style-name="ro27" table:visibility="collapse">
              <table:table-cell/>
              <table:covered-table-cell table:number-columns-repeated="6" table:style-name="Default"/>
              <table:table-cell table:style-name="ce155" office:value-type="string">
                <text:p><text:s/>ROLE_UdpEchoCtrl</text:p>
              </table:table-cell>
              <table:table-cell table:style-name="ce184" office:value-type="string">
                <text:p>1:0</text:p>
              </table:table-cell>
              <table:table-cell table:style-name="ce192" office:value-type="string">
                <text:p>RW</text:p>
              </table:table-cell>
              <table:table-cell table:style-name="ce192" office:value-type="string">
                <text:p>0x00</text:p>
              </table:table-cell>
              <table:table-cell table:style-name="ce232" office:value-type="string">
                <text:p>Set this field to enable/disable the UDP echo function of the Flash's role.</text:p>
                <text:p><text:s text:c="4"/>[00] Enable the UDP echo function in pass-through mode.</text:p>
                <text:p><text:s text:c="4"/>[01] Enable the UDP echo function in store-and-forward mode.</text:p>
                <text:p><text:s text:c="4"/>[10] Drop incoming UDP datagrams and enable the UDP post function.</text:p>
                <text:p><text:s text:c="4"/>[11] Reserved.</text:p>
              </table:table-cell>
              <table:table-cell table:number-columns-repeated="1012"/>
            </table:table-row>
            <table:table-row table:style-name="ro28" table:visibility="collapse">
              <table:table-cell/>
              <table:covered-table-cell table:number-columns-repeated="6" table:style-name="Default"/>
              <table:table-cell table:style-name="ce155" office:value-type="string">
                <text:p><text:s/>ROLE_UdpPostPktEn</text:p>
              </table:table-cell>
              <table:table-cell table:style-name="ce186" office:value-type="float" office:value="2">
                <text:p>2</text:p>
              </table:table-cell>
              <table:table-cell table:style-name="ce192" office:value-type="string">
                <text:p>RW</text:p>
              </table:table-cell>
              <table:table-cell table:style-name="ce192" office:value-type="string">
                <text:p>0x00</text:p>
              </table:table-cell>
              <table:table-cell table:style-name="ce210" office:value-type="string">
                <text:p>Set to 1 to enable the posting of packets on the UDP port of the application. The payload is limited to 1024 bytes and is defined by the content of the extended memory pages #0 to #7.</text:p>
                <text:p>When reset, the ROLE stops sending packets on the UDP Tx port.</text:p>
              </table:table-cell>
              <table:table-cell table:number-columns-repeated="1012"/>
            </table:table-row>
            <table:table-row table:style-name="ro29" table:visibility="collapse">
              <table:table-cell/>
              <table:covered-table-cell table:number-columns-repeated="2" table:style-name="ce17"/>
              <table:covered-table-cell table:style-name="ce65"/>
              <table:covered-table-cell table:number-columns-repeated="3" table:style-name="ce95"/>
              <table:table-cell table:style-name="ce155" office:value-type="string">
                <text:p><text:s/>ROLE_UdpCaptPktEn</text:p>
              </table:table-cell>
              <table:table-cell table:style-name="ce186" office:value-type="float" office:value="3">
                <text:p>3</text:p>
              </table:table-cell>
              <table:table-cell table:style-name="ce192" office:value-type="string">
                <text:p>RW</text:p>
              </table:table-cell>
              <table:table-cell table:style-name="ce192" office:value-type="string">
                <text:p>0x00</text:p>
              </table:table-cell>
              <table:table-cell table:style-name="ce210" office:value-type="string">
                <text:p>Set to 1 to enable the capture of packets by the UDP port of the application. The payload is limited to 1024 bytes and is dumped into the extended memory pages #0 to #7.</text:p>
                <text:p>When reset, the ROLE stops capturing packets on the UDP Rx port.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30" table:visibility="collapse">
              <table:table-cell/>
              <table:covered-table-cell table:number-columns-repeated="4" table:style-name="Default"/>
              <table:covered-table-cell table:number-columns-repeated="2" table:style-name="ce95"/>
              <table:table-cell table:style-name="ce155" office:value-type="string">
                <text:p><text:s/>ROLE_TcpEchoCtrl</text:p>
              </table:table-cell>
              <table:table-cell table:style-name="ce184" office:value-type="string">
                <text:p>5:4</text:p>
              </table:table-cell>
              <table:table-cell table:style-name="ce192" office:value-type="string">
                <text:p>RW</text:p>
              </table:table-cell>
              <table:table-cell table:style-name="ce192" office:value-type="string">
                <text:p>0x00</text:p>
              </table:table-cell>
              <table:table-cell table:style-name="ce232" office:value-type="string">
                <text:p>Set this field to enable/disable the TCP echo function of the Flash's role.</text:p>
                <text:p><text:s text:c="4"/>[00] Enable the TCP echo function in pass-through mode.</text:p>
                <text:p><text:s text:c="4"/>[01] Enable the TCP echo function in store-and-forward mode.</text:p>
                <text:p><text:s text:c="4"/>[10] Drop incoming TCP segments and enable the TCP post function. </text:p>
                <text:p><text:s text:c="4"/>[11] Reserved.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31" table:visibility="collapse">
              <table:table-cell/>
              <table:covered-table-cell table:number-columns-repeated="2" table:style-name="ce17"/>
              <table:covered-table-cell table:style-name="ce65"/>
              <table:covered-table-cell table:number-columns-repeated="3" table:style-name="ce95"/>
              <table:table-cell table:style-name="ce155" office:value-type="string">
                <text:p><text:s/>ROLE_TcpPostPktEn</text:p>
              </table:table-cell>
              <table:table-cell table:style-name="ce186" office:value-type="float" office:value="6">
                <text:p>6</text:p>
              </table:table-cell>
              <table:table-cell table:style-name="ce192" office:value-type="string">
                <text:p>RW</text:p>
              </table:table-cell>
              <table:table-cell table:style-name="ce192" office:value-type="string">
                <text:p>0x00</text:p>
              </table:table-cell>
              <table:table-cell table:style-name="ce210" office:value-type="string">
                <text:p>Set to 1 to enable the posting of packets on the TCP port of the application. The payload is limited to 1024 bytes and is defined by the content of the extended memory page #0 to #7.</text:p>
                <text:p>When reset, the APP stops sending packets on the TCP Tx port.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32" table:visibility="collapse">
              <table:table-cell/>
              <table:covered-table-cell table:number-columns-repeated="2" table:style-name="ce17"/>
              <table:covered-table-cell table:style-name="ce65"/>
              <table:covered-table-cell table:number-columns-repeated="3" table:style-name="ce95"/>
              <table:table-cell table:style-name="ce156" office:value-type="string">
                <text:p><text:s/>ROLE_TcpCaptPktEn</text:p>
              </table:table-cell>
              <table:table-cell table:style-name="ce187" office:value-type="float" office:value="7">
                <text:p>7</text:p>
              </table:table-cell>
              <table:table-cell table:style-name="ce193" office:value-type="string">
                <text:p>RW</text:p>
              </table:table-cell>
              <table:table-cell table:style-name="ce193" office:value-type="string">
                <text:p>0x00</text:p>
              </table:table-cell>
              <table:table-cell table:style-name="ce212" office:value-type="string">
                <text:p>Set to 1 to enable the capture of packets by the TCP port of the application. The payload is limited to 1024 bytes and is dumped into the extended memory pages #0 to #7.</text:p>
                <text:p>When reset, the ECHO stops capturing packets on the TCP Rx port.</text:p>
              </table:table-cell>
              <table:table-cell table:style-name="ce234" table:number-columns-repeated="1007"/>
              <table:table-cell table:number-columns-repeated="5"/>
            </table:table-row>
          </table:table-row-group>
        </table:table-row-group>
        <table:table-row table:style-name="ro18">
          <table:table-cell/>
          <table:table-cell table:style-name="ce17" table:number-columns-repeated="2"/>
          <table:table-cell table:style-name="ce65"/>
          <table:table-cell table:style-name="ce95" table:number-columns-repeated="3"/>
          <table:table-cell table:style-name="Default" table:number-columns-repeated="5"/>
          <table:table-cell table:style-name="ce234" table:number-columns-repeated="1007"/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Page Register</text:p>
          </table:table-cell>
          <table:covered-table-cell table:style-name="ce17"/>
          <table:covered-table-cell table:style-name="ce65"/>
          <table:covered-table-cell table:number-columns-repeated="3" table:style-name="ce95"/>
          <table:covered-table-cell table:number-columns-repeated="5" table:style-name="Default"/>
          <table:table-cell table:style-name="ce234" table:number-columns-repeated="1007"/>
          <table:table-cell table:number-columns-repeated="5"/>
        </table:table-row>
        <table:table-row-group>
          <table:table-row table:style-name="ro4">
            <table:table-cell/>
            <table:table-cell table:style-name="ce21" office:value-type="string" table:number-columns-spanned="1" table:number-rows-spanned="3">
              <text:p>PAGE</text:p>
            </table:table-cell>
            <table:table-cell table:style-name="ce21" office:value-type="string" table:number-columns-spanned="1" table:number-rows-spanned="3">
              <text:p>[0x7F]</text:p>
            </table:table-cell>
            <table:table-cell table:style-name="ce53" office:value-type="string" table:number-columns-spanned="9" table:number-rows-spanned="1">
              <text:p><text:s/>Page Register</text:p>
            </table:table-cell>
            <table:covered-table-cell table:number-columns-repeated="3" table:style-name="ce95"/>
            <table:covered-table-cell table:number-columns-repeated="5"/>
            <table:table-cell table:style-name="ce234" table:number-columns-repeated="1007"/>
            <table:table-cell table:number-columns-repeated="5"/>
          </table:table-row>
          <table:table-row-group table:display="false">
            <table:table-row table:style-name="ro18" table:visibility="collapse">
              <table:table-cell/>
              <table:covered-table-cell table:style-name="ce26"/>
              <table:covered-table-cell table:style-name="ce23"/>
              <table:table-cell table:style-name="ce62" office:value-type="string" table:number-columns-spanned="1" table:number-rows-spanned="2">
                <text:p><text:s/>SELECT</text:p>
              </table:table-cell>
              <table:table-cell table:style-name="ce49" office:value-type="string" table:number-columns-spanned="1" table:number-rows-spanned="2">
                <text:p>0x7F</text:p>
              </table:table-cell>
              <table:table-cell table:style-name="ce49" office:value-type="float" office:value="1" table:number-columns-spanned="1" table:number-rows-spanned="2">
                <text:p>1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7" office:value-type="string" table:number-columns-spanned="5" table:number-rows-spanned="1">
                <text:p><text:s/>Extended Page Select Register</text:p>
              </table:table-cell>
              <table:covered-table-cell table:style-name="ce168"/>
              <table:covered-table-cell table:number-columns-repeated="2" table:style-name="ce158"/>
              <table:covered-table-cell table:style-name="ce198"/>
              <table:table-cell table:number-columns-repeated="1012"/>
            </table:table-row>
            <table:table-row table:style-name="ro5" table:visibility="collapse">
              <table:table-cell/>
              <table:covered-table-cell table:style-name="ce27"/>
              <table:covered-table-cell table:style-name="ce46"/>
              <table:covered-table-cell table:style-name="ce71"/>
              <table:covered-table-cell table:style-name="ce97"/>
              <table:covered-table-cell table:number-columns-repeated="2" table:style-name="ce49"/>
              <table:table-cell table:style-name="ce130" office:value-type="string">
                <text:p><text:s/>Data</text:p>
              </table:table-cell>
              <table:table-cell table:style-name="ce174" office:value-type="string">
                <text:p>7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05" office:value-type="string">
                <text:p><text:s text:c="6"/></text:p>
              </table:table-cell>
              <table:table-cell table:style-name="ce234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8" table:number-columns-repeated="2"/>
          <table:table-cell table:style-name="ce63"/>
          <table:table-cell table:style-name="ce94" table:number-columns-repeated="3"/>
          <table:table-cell table:number-columns-repeated="5"/>
          <table:table-cell table:style-name="ce233" table:number-columns-repeated="1007"/>
          <table:table-cell table:number-columns-repeated="5"/>
        </table:table-row>
        <table:table-row table:style-name="ro1" table:number-rows-repeated="5">
          <table:table-cell/>
          <table:table-cell table:style-name="ce25"/>
          <table:table-cell table:style-name="ce17"/>
          <table:table-cell table:style-name="ce65"/>
          <table:table-cell table:style-name="ce95" table:number-columns-repeated="3"/>
          <table:table-cell table:number-columns-repeated="5"/>
          <table:table-cell table:style-name="ce234" table:number-columns-repeated="1007"/>
          <table:table-cell table:number-columns-repeated="5"/>
        </table:table-row>
        <table:table-row table:style-name="ro1" table:number-rows-repeated="10">
          <table:table-cell table:number-columns-repeated="1024"/>
        </table:table-row>
        <table:table-row table:style-name="ro8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9">08/09/2019</text:date>, <text:time>14:1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Abel</meta:initial-creator>
    <meta:creation-date>2017-11-27T22:53:22.84</meta:creation-date>
    <dc:date>2019-08-09T14:17:00</dc:date>
    <dc:creator>Francois Abel</dc:creator>
    <meta:editing-duration>P16DT10H28M27S</meta:editing-duration>
    <meta:editing-cycles>156</meta:editing-cycles>
    <meta:generator>OpenOffice/4.1.6$Unix OpenOffice.org_project/416m1$Build-9790</meta:generator>
    <meta:document-statistic meta:table-count="1" meta:cell-count="555" meta:object-count="0"/>
  </office:meta>
</office:document-meta>
</file>